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1d2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22c3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266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3602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531cf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60f4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7dcb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988a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aea8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c65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029f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0f357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1c46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1da52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595e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26c0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747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7fb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970f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b127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bdf3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c5e40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dbc5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f111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329333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342e55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37325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8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1d216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9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2669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0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7dcb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1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1c65f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2" style:family="paragraph" style:parent-style-name="Standard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747f4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27fbbe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08348a" officeooo:paragraph-rsid="0037bf01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fo:font-size="10pt" officeooo:rsid="0011609f" fo:background-color="#ffffff" loext:char-shading-value="0" style:font-size-asian="10pt" style:font-size-complex="10pt"/>
    </style:style>
    <style:style style:name="T2" style:family="text">
      <style:text-properties fo:font-size="10pt" officeooo:rsid="00122c39" fo:background-color="#ffffff" loext:char-shading-value="0" style:font-size-asian="10pt" style:font-size-complex="10pt"/>
    </style:style>
    <style:style style:name="T3" style:family="text">
      <style:text-properties fo:font-size="10pt" officeooo:rsid="00126691" fo:background-color="#ffffff" loext:char-shading-value="0" style:font-size-asian="10pt" style:font-size-complex="10pt"/>
    </style:style>
    <style:style style:name="T4" style:family="text">
      <style:text-properties fo:font-size="10pt" officeooo:rsid="00136022" fo:background-color="#ffffff" loext:char-shading-value="0" style:font-size-asian="10pt" style:font-size-complex="10pt"/>
    </style:style>
    <style:style style:name="T5" style:family="text">
      <style:text-properties fo:font-size="10pt" officeooo:rsid="001531cf" fo:background-color="#ffffff" loext:char-shading-value="0" style:font-size-asian="10pt" style:font-size-complex="10pt"/>
    </style:style>
    <style:style style:name="T6" style:family="text">
      <style:text-properties fo:font-size="10pt" officeooo:rsid="00160f47" fo:background-color="#ffffff" loext:char-shading-value="0" style:font-size-asian="10pt" style:font-size-complex="10pt"/>
    </style:style>
    <style:style style:name="T7" style:family="text">
      <style:text-properties fo:font-size="10pt" officeooo:rsid="001aea88" fo:background-color="#ffffff" loext:char-shading-value="0" style:font-size-asian="10pt" style:font-size-complex="10pt"/>
    </style:style>
    <style:style style:name="T8" style:family="text">
      <style:text-properties fo:font-size="10pt" officeooo:rsid="001c65fa" fo:background-color="#ffffff" loext:char-shading-value="0" style:font-size-asian="10pt" style:font-size-complex="10pt"/>
    </style:style>
    <style:style style:name="T9" style:family="text">
      <style:text-properties fo:font-size="10pt" officeooo:rsid="002029f7" fo:background-color="#ffffff" loext:char-shading-value="0" style:font-size-asian="10pt" style:font-size-complex="10pt"/>
    </style:style>
    <style:style style:name="T10" style:family="text">
      <style:text-properties style:font-name="Times New Roman" fo:font-size="10pt" fo:background-color="#ffffff" loext:char-shading-value="0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aaMathematica"><text:span text:style-name="T1"><draw:frame draw:style-name="fr1" draw:name="Object8" text:anchor-type="as-char" svg:y="-0.2083in" svg:width="1.3063in" svg:height="0.3335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"><text:span text:style-name="aaMathematica"><text:span text:style-name="T1"/></text:span></text:p>
      <text:p text:style-name="P1"><text:span text:style-name="aaMathematica"><text:span text:style-name="T1"><draw:frame draw:style-name="fr1" draw:name="Object1" text:anchor-type="as-char" svg:y="-0.2083in" svg:width="1.8173in" svg:height="0.337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aaMathematica"><text:span text:style-name="T1"/></text:span></text:p>
      <text:p text:style-name="P1"><text:span text:style-name="aaMathematica"><text:span text:style-name="T1"><draw:frame draw:style-name="fr1" draw:name="Object2" text:anchor-type="as-char" svg:y="-0.2083in" svg:width="2.1835in" svg:height="0.337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aaMathematica"><text:span text:style-name="T1"/></text:span></text:p>
      <text:p text:style-name="P1"><text:span text:style-name="aaMathematica"><text:span text:style-name="T1"><draw:frame draw:style-name="fr1" draw:name="Object3" text:anchor-type="as-char" svg:y="-0.2083in" svg:width="2.5598in" svg:height="0.337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aaMathematica"><text:span text:style-name="T1"/></text:span></text:p>
      <text:p text:style-name="P1"><text:span text:style-name="aaMathematica"><text:span text:style-name="T1"><draw:frame draw:style-name="fr1" draw:name="Object4" text:anchor-type="as-char" svg:y="-0.2083in" svg:width="2.0165in" svg:height="0.354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aaMathematica"><text:span text:style-name="T1"/></text:span></text:p>
      <text:p text:style-name="P1"><text:span text:style-name="aaMathematica"><text:span text:style-name="T1">…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5" text:anchor-type="as-char" svg:y="-0.2083in" svg:width="1.3063in" svg:height="0.33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6" text:anchor-type="as-char" svg:y="-0.2083in" svg:width="1.998in" svg:height="0.337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7" text:anchor-type="as-char" svg:y="-0.2083in" svg:width="2.3689in" svg:height="0.3374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9" text:anchor-type="as-char" svg:y="-0.2083in" svg:width="2.7398in" svg:height="0.3374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10" text:anchor-type="as-char" svg:y="-0.2083in" svg:width="3.1098in" svg:height="0.337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11" text:anchor-type="as-char" svg:y="-0.2083in" svg:width="1.9535in" svg:height="0.3543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aaMathematica"><text:span text:style-name="T2">(?)</text:span></text:span></text:p>
      <text:p text:style-name="P2"><text:span text:style-name="aaMathematica"><text:span text:style-name="T1"/></text:span></text:p>
      <text:p text:style-name="P2"><text:span text:style-name="aaMathematica"><text:span text:style-name="T1">…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13" text:anchor-type="as-char" svg:y="-0.2083in" svg:width="1.3063in" svg:height="0.3335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12" text:anchor-type="as-char" svg:y="-0.2083in" svg:width="1.998in" svg:height="0.3374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2"><text:span text:style-name="aaMathematica"><text:span text:style-name="T1"/></text:span></text:p>
      <text:p text:style-name="P2"><text:span text:style-name="aaMathematica"><text:span text:style-name="T1"><draw:frame draw:style-name="fr1" draw:name="Object14" text:anchor-type="as-char" svg:y="-0.2083in" svg:width="2.5465in" svg:height="0.3374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2"><text:span text:style-name="aaMathematica"><text:span text:style-name="T1"/></text:span></text:p>
      <text:p text:style-name="P3"><text:span text:style-name="aaMathematica"><text:span text:style-name="T3">(but pattern seems not to hold) <text:s/></text:span></text:span><text:span text:style-name="aaMathematica"><text:span text:style-name="T7">Actually, what it is, is the Stirling numbers of the second kind.</text:span></text:span></text:p>
      <text:p text:style-name="P3"><text:span text:style-name="aaMathematica"><text:span text:style-name="T7"/></text:span></text:p>
      <text:p text:style-name="P12"><text:span text:style-name="aaMathematica"><text:span text:style-name="T1"><draw:frame draw:style-name="fr1" draw:name="Object52" text:anchor-type="as-char" svg:y="-0.2339in" svg:width="2.8874in" svg:height="0.3752in" draw:z-index="15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span></text:p>
      <text:p text:style-name="P9"><text:span text:style-name="aaMathematica"><text:span text:style-name="T1"/></text:span></text:p>
      <text:p text:style-name="P29"><text:span text:style-name="aaMathematica"><text:span text:style-name="T3">1</text:span></text:span></text:p>
      <text:p text:style-name="P3"><text:span text:style-name="aaMathematica"><text:span text:style-name="T3"/></text:span></text:p>
      <text:p text:style-name="P3"><text:span text:style-name="aaMathematica"><text:span text:style-name="T1"><draw:frame draw:style-name="fr1" draw:name="Object25" text:anchor-type="as-char" svg:y="-0.1244in" svg:width="0.3465in" svg:height="0.1543in" draw:z-index="16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3"><text:span text:style-name="aaMathematica"><text:span text:style-name="T3"/></text:span></text:p>
      <text:p text:style-name="P3"><text:span text:style-name="aaMathematica"><text:span text:style-name="T3">2</text:span></text:span></text:p>
      <text:p text:style-name="P3"><text:span text:style-name="aaMathematica"><text:span text:style-name="T3"/></text:span></text:p>
      <text:p text:style-name="P3"><text:span text:style-name="aaMathematica"><text:span text:style-name="T1"><draw:frame draw:style-name="fr1" draw:name="Object18" text:anchor-type="as-char" svg:y="-0.1244in" svg:width="0.3516in" svg:height="0.1543in" draw:z-index="20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3"><text:span text:style-name="aaMathematica"><text:span text:style-name="T1"><draw:frame draw:style-name="fr1" draw:name="Object19" text:anchor-type="as-char" svg:y="-0.1244in" svg:width="0.4535in" svg:height="0.1543in" draw:z-index="22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3"><text:span text:style-name="aaMathematica"><text:span text:style-name="T1"/></text:span></text:p>
      <text:p text:style-name="P3"><text:span text:style-name="aaMathematica"><text:span text:style-name="T3">3</text:span></text:span></text:p>
      <text:p text:style-name="P3"><text:span text:style-name="aaMathematica"><text:span text:style-name="T1"/></text:span></text:p>
      <text:p text:style-name="P3"><text:span text:style-name="aaMathematica"><text:span text:style-name="T1"><draw:frame draw:style-name="fr1" draw:name="Object15" text:anchor-type="as-char" svg:y="-0.1244in" svg:width="0.3528in" svg:height="0.1543in" draw:z-index="17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3"><text:span text:style-name="aaMathematica"><text:span text:style-name="T1"><draw:frame draw:style-name="fr1" draw:name="Object16" text:anchor-type="as-char" svg:y="-0.1244in" svg:width="0.5457in" svg:height="0.1543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3"><text:span text:style-name="aaMathematica"><text:span text:style-name="T1"><draw:frame draw:style-name="fr1" draw:name="Object17" text:anchor-type="as-char" svg:y="-0.1244in" svg:width="0.9075in" svg:height="0.1591in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3"><text:span text:style-name="aaMathematica"><text:span text:style-name="T1"/></text:span></text:p>
      <text:p text:style-name="P4"><text:span text:style-name="aaMathematica"><text:span text:style-name="T4">4</text:span></text:span></text:p>
      <text:p text:style-name="P3"><text:span text:style-name="aaMathematica"><text:span text:style-name="T1"/></text:span></text:p>
      <text:p text:style-name="P3"><text:span text:style-name="aaMathematica"><text:span text:style-name="T1"><draw:frame draw:style-name="fr1" draw:name="Object20" text:anchor-type="as-char" svg:y="-0.1244in" svg:width="0.3547in" svg:height="0.1543in" draw:z-index="23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3"><text:span text:style-name="aaMathematica"><text:span text:style-name="T1"><draw:frame draw:style-name="fr1" draw:name="Object21" text:anchor-type="as-char" svg:y="-0.1244in" svg:width="0.5402in" svg:height="0.1543in" draw:z-index="2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3"><text:span text:style-name="aaMathematica"><text:span text:style-name="T1"><draw:frame draw:style-name="fr1" draw:name="Object22" text:anchor-type="as-char" svg:y="-0.1244in" svg:width="0.8091in" svg:height="0.1591in" draw:z-index="2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3"><text:span text:style-name="aaMathematica"><text:span text:style-name="T1"><draw:frame draw:style-name="fr1" draw:name="Object23" text:anchor-type="as-char" svg:y="-0.1244in" svg:width="1.089in" svg:height="0.1591in" draw:z-index="27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3"><text:span text:style-name="aaMathematica"><text:span text:style-name="T1"><draw:frame draw:style-name="fr1" draw:name="Object24" text:anchor-type="as-char" svg:y="-0.1437in" svg:width="1.0571in" svg:height="0.1783in" draw:z-index="28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3"><text:span text:style-name="aaMathematica"><text:span text:style-name="T1"/></text:span></text:p>
      <text:p text:style-name="P5"><text:span text:style-name="aaMathematica"><text:span text:style-name="T5">5</text:span></text:span></text:p>
      <text:p text:style-name="P5"><text:span text:style-name="aaMathematica"><text:span text:style-name="T5"/></text:span></text:p>
      <text:p text:style-name="P5"><text:span text:style-name="aaMathematica"><text:span text:style-name="T1"><draw:frame draw:style-name="fr1" draw:name="Object28" text:anchor-type="as-char" svg:y="-0.1244in" svg:width="0.422in" svg:height="0.1543in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span></text:p>
      <text:p text:style-name="P5"><text:span text:style-name="aaMathematica"><text:span text:style-name="T1"><draw:frame draw:style-name="fr1" draw:name="Object29" text:anchor-type="as-char" svg:y="-0.1244in" svg:width="0.6165in" svg:height="0.1543in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span></text:span></text:p>
      <text:p text:style-name="P5"><text:span text:style-name="aaMathematica"><text:span text:style-name="T1"><draw:frame draw:style-name="fr1" draw:name="Object30" text:anchor-type="as-char" svg:y="-0.1244in" svg:width="0.8929in" svg:height="0.1591in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span></text:p>
      <text:p text:style-name="P5"><text:span text:style-name="aaMathematica"><text:span text:style-name="T1"><draw:frame draw:style-name="fr1" draw:name="Object31" text:anchor-type="as-char" svg:y="-0.1244in" svg:width="1.0799in" svg:height="0.1591in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span></text:p>
      <text:p text:style-name="P5"><text:span text:style-name="aaMathematica"><text:span text:style-name="T1"><draw:frame draw:style-name="fr1" draw:name="Object32" text:anchor-type="as-char" svg:y="-0.1437in" svg:width="1.3028in" svg:height="0.1783in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span></text:p>
      <text:p text:style-name="P5"><text:span text:style-name="aaMathematica"><text:span text:style-name="T1"><draw:frame draw:style-name="fr1" draw:name="Object33" text:anchor-type="as-char" svg:y="-0.1437in" svg:width="1.5134in" svg:height="0.1783in" draw:z-index="36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span></text:p>
      <text:p text:style-name="P5"><text:span text:style-name="aaMathematica"><text:span text:style-name="T1"><draw:frame draw:style-name="fr1" draw:name="Object27" text:anchor-type="as-char" svg:y="-0.1437in" svg:width="1.8543in" svg:height="0.1783in" draw:z-index="35"><draw:object xlink:href="./Object 27" xlink:type="simple" xlink:show="embed" xlink:actuate="onLoad"/><draw:image xlink:href="./ObjectReplacements/Object 27" xlink:type="simple" xlink:show="embed" xlink:actuate="onLoad"/><svg:desc>formula</svg:desc></draw:frame></text:span></text:span></text:p>
      <text:p text:style-name="P5"><text:span text:style-name="aaMathematica"><text:span text:style-name="T1"/></text:span></text:p>
      <text:p text:style-name="P6"><text:span text:style-name="aaMathematica"><text:span text:style-name="T6">6</text:span></text:span></text:p>
      <text:p text:style-name="P6"><text:span text:style-name="aaMathematica"><text:span text:style-name="T5"/></text:span></text:p>
      <text:p text:style-name="P6"><text:span text:style-name="aaMathematica"><text:span text:style-name="T1"><draw:frame draw:style-name="fr1" draw:name="Object35" text:anchor-type="as-char" svg:y="-0.1244in" svg:width="0.4898in" svg:height="0.1602in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36" text:anchor-type="as-char" svg:y="-0.1244in" svg:width="0.678in" svg:height="0.1543in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37" text:anchor-type="as-char" svg:y="-0.1244in" svg:width="1.05in" svg:height="0.1591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38" text:anchor-type="as-char" svg:y="-0.1244in" svg:width="1.161in" svg:height="0.1591in" draw:z-index="40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41" text:anchor-type="as-char" svg:y="-0.1244in" svg:width="1.3154in" svg:height="0.1591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39" text:anchor-type="as-char" svg:y="-0.1437in" svg:width="1.4492in" svg:height="0.1783in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40" text:anchor-type="as-char" svg:y="-0.1437in" svg:width="1.5756in" svg:height="0.1783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42" text:anchor-type="as-char" svg:y="-0.1437in" svg:width="1.6339in" svg:height="0.1783in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43" text:anchor-type="as-char" svg:y="-0.1437in" svg:width="1.9465in" svg:height="0.1783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44" text:anchor-type="as-char" svg:y="-0.1437in" svg:width="1.9756in" svg:height="0.1783in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span></text:p>
      <text:p text:style-name="P6"><text:span text:style-name="aaMathematica"><text:span text:style-name="T1"><draw:frame draw:style-name="fr1" draw:name="Object34" text:anchor-type="as-char" svg:y="-0.1437in" svg:width="2.1646in" svg:height="0.1783in" draw:z-index="44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span></text:p>
      <text:p text:style-name="P6"><text:span text:style-name="aaMathematica"><text:span text:style-name="T1"/></text:span></text:p>
      <text:p text:style-name="P7"><text:span text:style-name="aaMathematica"><text:span text:style-name="T1"/></text:span></text:p>
      <text:p text:style-name="P30"><text:span text:style-name="aaMathematica"><text:span text:style-name="T1"><draw:frame draw:style-name="fr1" draw:name="Object45" text:anchor-type="as-char" svg:y="-0.228in" svg:width="2.048in" svg:height="0.3689in" draw:z-index="49"><draw:object xlink:href="./Object 45" xlink:type="simple" xlink:show="embed" xlink:actuate="onLoad"/><draw:image xlink:href="./ObjectReplacements/Object 45" xlink:type="simple" xlink:show="embed" xlink:actuate="onLoad"/><svg:desc>formula</svg:desc></draw:frame></text:span></text:span></text:p>
      <text:p text:style-name="P7"><text:span text:style-name="aaMathematica"><text:span text:style-name="T1"/></text:span></text:p>
      <text:p text:style-name="P7"><text:span text:style-name="aaMathematica"><text:span text:style-name="T1"><draw:frame draw:style-name="fr1" draw:name="Object46" text:anchor-type="as-char" svg:y="-0.2083in" svg:width="3.4555in" svg:height="0.3661in" draw:z-index="51"><draw:object xlink:href="./Object 46" xlink:type="simple" xlink:show="embed" xlink:actuate="onLoad"/><draw:image xlink:href="./ObjectReplacements/Object 46" xlink:type="simple" xlink:show="embed" xlink:actuate="onLoad"/><svg:desc>formula</svg:desc></draw:frame></text:span></text:span></text:p>
      <text:p text:style-name="P7"><text:span text:style-name="aaMathematica"><text:span text:style-name="T1"/></text:span></text:p>
      <text:p text:style-name="P8"><text:span text:style-name="aaMathematica"><text:span text:style-name="T1"><draw:frame draw:style-name="fr1" draw:name="Object47" text:anchor-type="as-char" svg:y="-0.228in" svg:width="2.8783in" svg:height="0.3854in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/text:span></text:span></text:p>
      <text:p text:style-name="P8"><text:span text:style-name="aaMathematica"><text:span text:style-name="T1"/></text:span></text:p>
      <text:p text:style-name="P8"><text:span text:style-name="aaMathematica"><text:span text:style-name="T1"><draw:frame draw:style-name="fr1" draw:name="Object48" text:anchor-type="as-char" svg:y="-0.228in" svg:width="2.8508in" svg:height="0.3689in" draw:z-index="5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span></text:p>
      <text:p text:style-name="P8"><text:span text:style-name="aaMathematica"><text:span text:style-name="T1"/></text:span></text:p>
      <text:p text:style-name="P12"><text:span text:style-name="aaMathematica"><text:span text:style-name="T1"><draw:frame draw:style-name="fr1" draw:name="Object53" text:anchor-type="as-char" svg:y="-0.228in" svg:width="2.8752in" svg:height="0.3689in" draw:z-index="57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span></text:p>
      <text:p text:style-name="P31"><text:span text:style-name="aaMathematica"><text:span text:style-name="T1"><draw:frame draw:style-name="fr1" draw:name="Object26" text:anchor-type="as-char" svg:y="-0.1827in" svg:width="1.0071in" svg:height="0.3154in" draw:z-index="12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0"><text:span text:style-name="aaMathematica"><text:span text:style-name="T1"/></text:span></text:p>
      <text:p text:style-name="P10"><text:span text:style-name="aaMathematica"><text:span text:style-name="T1"><draw:frame draw:style-name="fr1" draw:name="Object49" text:anchor-type="as-char" svg:y="-0.1244in" svg:width="1.7374in" svg:height="0.1752in" draw:z-index="1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span></text:p>
      <text:p text:style-name="P10"><text:span text:style-name="aaMathematica"><text:span text:style-name="T1"/></text:span></text:p>
      <text:p text:style-name="P10"><text:span text:style-name="aaMathematica"><text:span text:style-name="T8">where</text:span></text:span><text:span text:style-name="aaMathematica"><text:span text:style-name="T1"><draw:frame draw:style-name="fr1" draw:name="Object50" text:anchor-type="as-char" svg:y="-0.1244in" svg:width="0.5098in" svg:height="0.1591in" draw:z-index="24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span><text:span text:style-name="aaMathematica"><text:span text:style-name="T8">are Stirling numbers of the second kind.</text:span></text:span></text:p>
      <text:p text:style-name="P10"><text:span text:style-name="aaMathematica"><text:span text:style-name="T1"/></text:span></text:p>
      <text:p text:style-name="P15"><text:span text:style-name="aaMathematica"><text:span text:style-name="T1"><draw:frame draw:style-name="fr1" draw:name="Object61" text:anchor-type="as-char" svg:y="-0.1457in" svg:width="4.8126in" svg:height="0.1965in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span></text:p>
      <text:p text:style-name="P10"><text:span text:style-name="aaMathematica"><text:span text:style-name="T1"/></text:span></text:p>
      <text:p text:style-name="P11"><text:span text:style-name="aaMathematica"><text:span text:style-name="T9">Now,</text:span></text:span></text:p>
      <text:p text:style-name="P11"><text:span text:style-name="aaMathematica"><text:span text:style-name="T9"/></text:span></text:p>
      <text:p text:style-name="P11"><text:span text:style-name="aaMathematica"><text:span text:style-name="T1"><draw:frame draw:style-name="fr1" draw:name="Object51" text:anchor-type="as-char" svg:y="-0.2339in" svg:width="1.8138in" svg:height="0.3752in" draw:z-index="34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span></text:p>
      <text:p text:style-name="P11"><text:span text:style-name="aaMathematica"><text:span text:style-name="T1"/></text:span></text:p>
      <text:p text:style-name="P13"><text:span text:style-name="aaMathematica"><text:span text:style-name="T1"><draw:frame draw:style-name="fr1" draw:name="Object54" text:anchor-type="as-char" svg:y="-0.2339in" svg:width="1.7457in" svg:height="0.3752in" draw:z-index="48"><draw:object xlink:href="./Object 54" xlink:type="simple" xlink:show="embed" xlink:actuate="onLoad"/><draw:image xlink:href="./ObjectReplacements/Object 54" xlink:type="simple" xlink:show="embed" xlink:actuate="onLoad"/><svg:desc>formula</svg:desc></draw:frame></text:span></text:span></text:p>
      <text:p text:style-name="P13"><text:span text:style-name="aaMathematica"><text:span text:style-name="T1"/></text:span></text:p>
      <text:p text:style-name="P13"><text:span text:style-name="aaMathematica"><text:span text:style-name="T1"><draw:frame draw:style-name="fr1" draw:name="Object55" text:anchor-type="as-char" svg:y="-0.2339in" svg:width="3.6807in" svg:height="0.3752in" draw:z-index="50"><draw:object xlink:href="./Object 55" xlink:type="simple" xlink:show="embed" xlink:actuate="onLoad"/><draw:image xlink:href="./ObjectReplacements/Object 55" xlink:type="simple" xlink:show="embed" xlink:actuate="onLoad"/><svg:desc>formula</svg:desc></draw:frame></text:span></text:span></text:p>
      <text:p text:style-name="P13"><text:span text:style-name="aaMathematica"><text:span text:style-name="T1"/></text:span></text:p>
      <text:p text:style-name="P14"><text:span text:style-name="aaMathematica"><text:span text:style-name="T1"><draw:frame draw:style-name="fr1" draw:name="Object56" text:anchor-type="as-char" svg:y="-0.2339in" svg:width="2.5799in" svg:height="0.3752in" draw:z-index="52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span></text:p>
      <text:p text:style-name="P14"><text:span text:style-name="aaMathematica"><text:span text:style-name="T1"/></text:span></text:p>
      <text:p text:style-name="P14"><text:span text:style-name="aaMathematica"><text:span text:style-name="T1"><draw:frame draw:style-name="fr1" draw:name="Object57" text:anchor-type="as-char" svg:y="-0.2339in" svg:width="3.6819in" svg:height="0.3752in" draw:z-index="53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span></text:p>
      <text:p text:style-name="P14"><text:span text:style-name="aaMathematica"><text:span text:style-name="T1"/></text:span></text:p>
      <text:p text:style-name="P14"><text:span text:style-name="aaMathematica"><text:span text:style-name="T1"><draw:frame draw:style-name="fr1" draw:name="Object58" text:anchor-type="as-char" svg:y="-0.2339in" svg:width="2.4717in" svg:height="0.3752in" draw:z-index="55"><draw:object xlink:href="./Object 58" xlink:type="simple" xlink:show="embed" xlink:actuate="onLoad"/><draw:image xlink:href="./ObjectReplacements/Object 58" xlink:type="simple" xlink:show="embed" xlink:actuate="onLoad"/><svg:desc>formula</svg:desc></draw:frame></text:span></text:span></text:p>
      <text:p text:style-name="P14"><text:span text:style-name="aaMathematica"><text:span text:style-name="T1"/></text:span></text:p>
      <text:p text:style-name="P14"><text:span text:style-name="aaMathematica"><text:span text:style-name="T1"><draw:frame draw:style-name="fr1" draw:name="Object59" text:anchor-type="as-char" svg:y="-0.2339in" svg:width="2.728in" svg:height="0.3752in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/text:span></text:p>
      <text:p text:style-name="P14"><text:span text:style-name="aaMathematica"><text:span text:style-name="T1"/></text:span></text:p>
      <text:p text:style-name="P16"><text:span text:style-name="aaMathematica"><text:span text:style-name="T1"><draw:frame draw:style-name="fr1" draw:name="Object60" text:anchor-type="as-char" svg:y="-0.2339in" svg:width="1.7252in" svg:height="0.3752in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span></text:p>
      <text:p text:style-name="P32"><text:span text:style-name="aaMathematica"><text:span text:style-name="T1"><draw:frame draw:style-name="fr1" draw:name="Object62" text:anchor-type="as-char" svg:y="-0.1457in" svg:width="4.8835in" svg:height="0.1965in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span></text:p>
      <text:p text:style-name="P17"><text:span text:style-name="aaMathematica"><text:span text:style-name="T1"/></text:span></text:p>
      <text:p text:style-name="P17"><text:span text:style-name="aaMathematica"><text:span text:style-name="T1"><draw:frame draw:style-name="fr1" draw:name="Object63" text:anchor-type="as-char" svg:y="-0.1827in" svg:width="3.2457in" svg:height="0.3154in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span></text:span></text:p>
      <text:p text:style-name="P17"><text:span text:style-name="aaMathematica"><text:span text:style-name="T1"/></text:span></text:p>
      <text:p text:style-name="P17"><text:span text:style-name="aaMathematica"><text:span text:style-name="T1"><draw:frame draw:style-name="fr1" draw:name="Object64" text:anchor-type="as-char" svg:y="-0.1437in" svg:width="4.9535in" svg:height="0.1945in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span></text:p>
      <text:p text:style-name="P18"><text:span text:style-name="aaMathematica"><text:span text:style-name="T1"/></text:span></text:p>
      <text:p text:style-name="P18"><text:span text:style-name="aaMathematica"><text:span text:style-name="T1"><draw:frame draw:style-name="fr1" draw:name="Object65" text:anchor-type="as-char" svg:y="-0.2252in" svg:width="4.152in" svg:height="0.3701in" draw:z-index="64"><draw:object xlink:href="./Object 65" xlink:type="simple" xlink:show="embed" xlink:actuate="onLoad"/><draw:image xlink:href="./ObjectReplacements/Object 65" xlink:type="simple" xlink:show="embed" xlink:actuate="onLoad"/><svg:desc>formula</svg:desc></draw:frame></text:span></text:span></text:p>
      <text:p text:style-name="P18"><text:span text:style-name="aaMathematica"><text:span text:style-name="T1"/></text:span></text:p>
      <text:p text:style-name="P18"><text:span text:style-name="aaMathematica"><text:span text:style-name="T1"><draw:frame draw:style-name="fr1" draw:name="Object66" text:anchor-type="as-char" svg:y="-0.2083in" svg:width="2.5346in" svg:height="0.3618in" draw:z-index="65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span></text:p>
      <text:p text:style-name="P18"><text:span text:style-name="aaMathematica"><text:span text:style-name="T1"/></text:span></text:p>
      <text:p text:style-name="P18"><text:span text:style-name="aaMathematica"><text:span text:style-name="T1">...</text:span></text:span></text:p>
      <text:p text:style-name="P18"><text:span text:style-name="aaMathematica"><text:span text:style-name="T1"/></text:span></text:p>
      <text:p text:style-name="P21"><text:span text:style-name="aaMathematica"><text:span text:style-name="T1"><draw:frame draw:style-name="fr1" draw:name="Object68" text:anchor-type="as-char" svg:y="-0.2339in" svg:width="1.6138in" svg:height="0.3752in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span></text:span></text:p>
      <text:p text:style-name="P18"><text:span text:style-name="aaMathematica"><text:span text:style-name="T1"/></text:span></text:p>
      <text:p text:style-name="P18"><text:span text:style-name="aaMathematica"><text:span text:style-name="T1"><draw:frame draw:style-name="fr1" draw:name="Object67" text:anchor-type="as-char" svg:y="-0.2339in" svg:width="1.8366in" svg:height="0.3874in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span></text:p>
      <text:p text:style-name="P18"><text:span text:style-name="aaMathematica"><text:span text:style-name="T1"/></text:span></text:p>
      <text:p text:style-name="P34"><text:span text:style-name="aaMathematica"><text:span text:style-name="T1"><draw:frame draw:style-name="fr1" draw:name="Object76" text:anchor-type="as-char" svg:y="-0.2339in" svg:width="2.252in" svg:height="0.3874in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span></text:span></text:p>
      <text:p text:style-name="P18"><text:span text:style-name="aaMathematica"><text:span text:style-name="T1"/></text:span></text:p>
      <text:p text:style-name="P19"><text:span text:style-name="aaMathematica"><text:span text:style-name="T1">...</text:span></text:span></text:p>
      <text:p text:style-name="P19"><text:span text:style-name="aaMathematica"><text:span text:style-name="T1"/></text:span></text:p>
      <text:p text:style-name="P20"><text:span text:style-name="aaMathematica"><text:span text:style-name="T1"><draw:frame draw:style-name="fr1" draw:name="Object69" text:anchor-type="as-char" svg:y="-0.1827in" svg:width="2.6583in" svg:height="0.3154in" draw:z-index="67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span></text:p>
      <text:p text:style-name="P20"><text:span text:style-name="aaMathematica"><text:span text:style-name="T1"/></text:span></text:p>
      <text:p text:style-name="P22"><text:span text:style-name="aaMathematica"><text:span text:style-name="T1"><draw:frame draw:style-name="fr1" draw:name="Object70" text:anchor-type="as-char" svg:y="-0.1457in" svg:width="4.8126in" svg:height="0.1965in" draw:z-index="68"><draw:object xlink:href="./Object 70" xlink:type="simple" xlink:show="embed" xlink:actuate="onLoad"/><draw:image xlink:href="./ObjectReplacements/Object 70" xlink:type="simple" xlink:show="embed" xlink:actuate="onLoad"/><svg:desc>formula</svg:desc></draw:frame></text:span></text:span></text:p>
      <text:p text:style-name="P20"><text:span text:style-name="aaMathematica"><text:span text:style-name="T1"/></text:span></text:p>
      <text:p text:style-name="P20"><text:span text:style-name="aaMathematica"><text:span text:style-name="T1">…</text:span></text:span></text:p>
      <text:p text:style-name="P20"><text:span text:style-name="aaMathematica"><text:span text:style-name="T1"/></text:span></text:p>
      <text:p text:style-name="P22"><text:span text:style-name="aaMathematica"><text:span text:style-name="T1"><draw:frame draw:style-name="fr1" draw:name="Object71" text:anchor-type="as-char" svg:y="-0.1827in" svg:width="2.2898in" svg:height="0.3154in" draw:z-index="7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span></text:p>
      <text:p text:style-name="P22"><text:span text:style-name="MathematicaFormatStandardForm"><text:span text:style-name="T10"/></text:span></text:p>
      <text:p text:style-name="P22"><text:span text:style-name="MathematicaFormatStandardForm"><text:span text:style-name="T10">…</text:span></text:span></text:p>
      <text:p text:style-name="P22"><text:span text:style-name="MathematicaFormatStandardForm"><text:span text:style-name="T10"/></text:span></text:p>
      <text:p text:style-name="P24"><text:span text:style-name="aaMathematica"><text:span text:style-name="T1"><draw:frame draw:style-name="fr1" draw:name="Object73" text:anchor-type="as-char" svg:y="-0.2339in" svg:width="1.6193in" svg:height="0.3752in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span></text:p>
      <text:p text:style-name="P22"><text:span text:style-name="MathematicaFormatStandardForm"><text:span text:style-name="T10"/></text:span></text:p>
      <text:p text:style-name="P27"><text:span text:style-name="aaMathematica"><text:span text:style-name="T1"><draw:frame draw:style-name="fr1" draw:name="Object75" text:anchor-type="as-char" svg:y="-0.2339in" svg:width="2.0602in" svg:height="0.3756in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span></text:p>
      <text:p text:style-name="P22"><text:span text:style-name="MathematicaFormatStandardForm"><text:span text:style-name="T10"/></text:span></text:p>
      <text:p text:style-name="P23"><text:span text:style-name="aaMathematica"><text:span text:style-name="T1"><draw:frame draw:style-name="fr1" draw:name="Object72" text:anchor-type="as-char" svg:y="-0.2339in" svg:width="2.2965in" svg:height="0.3874in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/text:span></text:p>
      <text:p text:style-name="P23"><text:span text:style-name="aaMathematica"><text:span text:style-name="T1"/></text:span></text:p>
      <text:p text:style-name="P25"><text:span text:style-name="aaMathematica"><text:span text:style-name="T1">…</text:span></text:span></text:p>
      <text:p text:style-name="P25"><text:span text:style-name="aaMathematica"><text:span text:style-name="T1"/></text:span></text:p>
      <text:p text:style-name="P26"><text:span text:style-name="aaMathematica"><text:span text:style-name="T1"><draw:frame draw:style-name="fr1" draw:name="Object74" text:anchor-type="as-char" svg:y="-0.2339in" svg:width="2.2965in" svg:height="0.3874in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Gentium Basic" svg:font-family="'Gentium Basic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aMathematica" style:family="text">
      <style:text-properties fo:color="#000000" style:text-outline="false" style:text-line-through-style="none" style:text-line-through-type="none" style:font-name="Gentium Basic" fo:font-family="'Gentium Basic'" style:font-style-name="Regular" style:font-pitch="variable" fo:font-size="8pt" fo:letter-spacing="normal" fo:font-style="normal" fo:text-shadow="none" style:text-underline-style="none" fo:font-weight="normal" fo:background-color="#e6e6e6" style:font-name-asian="Courier New" style:font-family-asian="'Courier New'" style:font-family-generic-asian="modern" style:font-pitch-asian="fixed" style:font-size-asian="10.5pt" style:font-style-asian="normal" style:font-weight-asian="normal" style:font-name-complex="Courier New" style:font-family-complex="'Courier New'" style:font-family-generic-complex="modern" style:font-pitch-complex="fixed" style:font-style-complex="normal" style:font-weight-complex="normal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3:51:53.353000000</meta:creation-date>
    <dc:date>2016-11-30T14:44:51.660000000</dc:date>
    <meta:editing-duration>P1DT2H58M49S</meta:editing-duration>
    <meta:editing-cycles>30</meta:editing-cycles>
    <meta:generator>LibreOffice/5.0.0.5$Windows_x86 LibreOffice_project/1b1a90865e348b492231e1c451437d7a15bb262b</meta:generator>
    <meta:document-statistic meta:table-count="0" meta:image-count="0" meta:object-count="76" meta:page-count="5" meta:paragraph-count="91" meta:word-count="40" meta:character-count="167" meta:non-whitespace-character-count="14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p</mi>
          </mrow>
          <mo fence="true" stretchy="false">)</mo>
        </mrow>
        <mo stretchy="false">=</mo>
        <mrow>
          <mfrac>
            <mn>1</mn>
            <mrow>
              <mn>1</mn>
              <mo stretchy="false">−</mo>
              <mi>z</mi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 ) = 1 over { 1-z } cdot {{ sin( %pi z) } over %pi}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sup>
                <mi>p</mi>
                <mn>1</mn>
                <mn>4</mn>
              </msubsup>
              <mo stretchy="false">⋅</mo>
              <msub>
                <mi>p</mi>
                <mn>2</mn>
              </msub>
            </mrow>
          </mrow>
          <mo fence="true" stretchy="false">)</mo>
        </mrow>
        <mo stretchy="false">=</mo>
        <mrow>
          <mfrac>
            <mrow>
              <mn>24</mn>
              <mi>z</mi>
            </mrow>
            <mrow>
              <mrow>
                <mo fence="true" stretchy="false">(</mo>
                <mrow>
                  <mrow>
                    <mn>5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3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_1^4 cdot p_2 ) = {24 z} over { (5-z)(4-z)(3-z)(2-z)(1-z) } cdot {{ sin( %pi z) } over %pi}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sup>
                <mi>p</mi>
                <mn>1</mn>
                <mi>k</mi>
              </msubsup>
              <mo stretchy="false">⋅</mo>
              <msub>
                <mi>p</mi>
                <mn>2</mn>
              </msub>
            </mrow>
          </mrow>
          <mo fence="true" stretchy="false">)</mo>
        </mrow>
        <mo stretchy="false">=</mo>
        <mrow>
          <mfrac>
            <mrow>
              <mi>k</mi>
              <mrow>
                <mi>!</mi>
                <mo stretchy="false">⋅</mo>
                <mi>z</mi>
              </mrow>
            </mrow>
            <msub>
              <mrow>
                <mo fence="true" stretchy="false">(</mo>
                <mrow>
                  <mrow>
                    <mi>k</mi>
                    <mo stretchy="false">+</mo>
                    <mn>1</mn>
                    <mo stretchy="false">−</mo>
                    <mi>z</mi>
                  </mrow>
                </mrow>
                <mo fence="true" stretchy="false">)</mo>
              </mrow>
              <mrow>
                <mi>k</mi>
                <mo stretchy="false">+</mo>
                <mn>1</mn>
              </mrow>
            </msub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_1^k cdot p_2 ) = {k! cdot z} over { (k+1-z)_{k+1} } cdot {{ sin( %pi z) } over %pi} 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p</mi>
                <mn>1</mn>
              </msub>
              <mo stretchy="false">⋅</mo>
              <msub>
                <mi>p</mi>
                <mn>2</mn>
              </msub>
            </mrow>
          </mrow>
          <mo fence="true" stretchy="false">)</mo>
        </mrow>
        <mo stretchy="false">=</mo>
        <mrow>
          <mfrac>
            <mi>z</mi>
            <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_1 cdot p_2 ) = z over { (2-z)(1-z) } cdot {{ sin( %pi z) } over %pi}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p</mi>
          </mrow>
          <mo fence="true" stretchy="false">)</mo>
        </mrow>
        <mo stretchy="false">=</mo>
        <mrow>
          <mfrac>
            <mn>1</mn>
            <mrow>
              <mn>1</mn>
              <mo stretchy="false">−</mo>
              <mi>z</mi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 ) = 1 over { 1-z } cdot {{ sin( %pi z) } over %pi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p</mi>
                <mn>1</mn>
              </msub>
              <mo stretchy="false">⋅</mo>
              <msub>
                <mi>p</mi>
                <mn>2</mn>
              </msub>
              <mo stretchy="false">⋅</mo>
              <msub>
                <mi>p</mi>
                <mn>3</mn>
              </msub>
            </mrow>
          </mrow>
          <mo fence="true" stretchy="false">)</mo>
        </mrow>
        <mo stretchy="false">=</mo>
        <mrow>
          <mfrac>
            <mrow>
              <mi>z</mi>
              <mrow>
                <mo fence="true" stretchy="false">(</mo>
                <mrow>
                  <mrow>
                    <mn>1</mn>
                    <mo stretchy="false">+</mo>
                    <mi>z</mi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3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_1 cdot p_2 cdot p_3 ) = {z(1+z)} over { (3-z)(2-z)(1-z) } cdot {{ sin( %pi z) } over %pi}</annotation>
  </semantics>
</math>
</file>

<file path=Object 15/content.xml><?xml version="1.0" encoding="utf-8"?>
<math xmlns="http://www.w3.org/1998/Math/MathML" display="block">
  <semantics>
    <mrow>
      <mn>3</mn>
      <mo stretchy="false">→</mo>
      <mn>2</mn>
    </mrow>
    <annotation encoding="StarMath 5.0">3 -&gt; 2</annotation>
  </semantics>
</math>
</file>

<file path=Object 16/content.xml><?xml version="1.0" encoding="utf-8"?>
<math xmlns="http://www.w3.org/1998/Math/MathML" display="block">
  <semantics>
    <mrow>
      <mn>2,1</mn>
      <mo stretchy="false">→</mo>
      <mrow>
        <mn>2</mn>
        <mi>z</mi>
      </mrow>
    </mrow>
    <annotation encoding="StarMath 5.0">2,1 -&gt; {2 z}</annotation>
  </semantics>
</math>
</file>

<file path=Object 17/content.xml><?xml version="1.0" encoding="utf-8"?>
<math xmlns="http://www.w3.org/1998/Math/MathML" display="block">
  <semantics>
    <mrow>
      <mn>1,1,1</mn>
      <mo stretchy="false">→</mo>
      <mrow>
        <mi>z</mi>
        <mrow>
          <mo fence="true" stretchy="false">(</mo>
          <mrow>
            <mrow>
              <mn>1</mn>
              <mo stretchy="false">+</mo>
              <mi>z</mi>
            </mrow>
          </mrow>
          <mo fence="true" stretchy="false">)</mo>
        </mrow>
      </mrow>
    </mrow>
    <annotation encoding="StarMath 5.0">1,1,1 -&gt; {z(1+z)}</annotation>
  </semantics>
</math>
</file>

<file path=Object 18/content.xml><?xml version="1.0" encoding="utf-8"?>
<math xmlns="http://www.w3.org/1998/Math/MathML" display="block">
  <semantics>
    <mrow>
      <mn>2</mn>
      <mo stretchy="false">→</mo>
      <mn>1</mn>
    </mrow>
    <annotation encoding="StarMath 5.0">2 -&gt; 1</annotation>
  </semantics>
</math>
</file>

<file path=Object 19/content.xml><?xml version="1.0" encoding="utf-8"?>
<math xmlns="http://www.w3.org/1998/Math/MathML" display="block">
  <semantics>
    <mrow>
      <mn>1,1</mn>
      <mo stretchy="false">→</mo>
      <mi>z</mi>
    </mrow>
    <annotation encoding="StarMath 5.0">1,1 -&gt; z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p</mi>
              <mn>2</mn>
            </msup>
          </mrow>
          <mo fence="true" stretchy="false">)</mo>
        </mrow>
        <mo stretchy="false">=</mo>
        <mrow>
          <mfrac>
            <mn>1</mn>
            <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^2 ) = 1 over { (2-z)(1-z) } cdot {{ sin( %pi z) } over %pi}</annotation>
  </semantics>
</math>
</file>

<file path=Object 20/content.xml><?xml version="1.0" encoding="utf-8"?>
<math xmlns="http://www.w3.org/1998/Math/MathML" display="block">
  <semantics>
    <mrow>
      <mn>4</mn>
      <mo stretchy="false">→</mo>
      <mn>6</mn>
    </mrow>
    <annotation encoding="StarMath 5.0">4 -&gt; 6</annotation>
  </semantics>
</math>
</file>

<file path=Object 21/content.xml><?xml version="1.0" encoding="utf-8"?>
<math xmlns="http://www.w3.org/1998/Math/MathML" display="block">
  <semantics>
    <mrow>
      <mn>3,1</mn>
      <mo stretchy="false">→</mo>
      <mrow>
        <mn>6</mn>
        <mi>z</mi>
      </mrow>
    </mrow>
    <annotation encoding="StarMath 5.0">3,1 -&gt; {6 z}</annotation>
  </semantics>
</math>
</file>

<file path=Object 22/content.xml><?xml version="1.0" encoding="utf-8"?>
<math xmlns="http://www.w3.org/1998/Math/MathML" display="block">
  <semantics>
    <mrow>
      <mn>2,2</mn>
      <mo stretchy="false">→</mo>
      <mrow>
        <mi>z</mi>
        <mrow>
          <mo fence="true" stretchy="false">(</mo>
          <mrow>
            <mrow>
              <mi>z</mi>
              <mo stretchy="false">+</mo>
              <mn>5</mn>
            </mrow>
          </mrow>
          <mo fence="true" stretchy="false">)</mo>
        </mrow>
      </mrow>
    </mrow>
    <annotation encoding="StarMath 5.0">2,2 -&gt; {z(z+5)}</annotation>
  </semantics>
</math>
</file>

<file path=Object 23/content.xml><?xml version="1.0" encoding="utf-8"?>
<math xmlns="http://www.w3.org/1998/Math/MathML" display="block">
  <semantics>
    <mrow>
      <mn>2,1,1</mn>
      <mo stretchy="false">→</mo>
      <mrow>
        <mn>2</mn>
        <mi>z</mi>
        <mrow>
          <mo fence="true" stretchy="false">(</mo>
          <mrow>
            <mrow>
              <mrow>
                <mn>1</mn>
                <mo stretchy="false">+</mo>
                <mn>2</mn>
              </mrow>
              <mi>z</mi>
            </mrow>
          </mrow>
          <mo fence="true" stretchy="false">)</mo>
        </mrow>
      </mrow>
    </mrow>
    <annotation encoding="StarMath 5.0">2,1,1 -&gt; {2z(1+2z)}</annotation>
  </semantics>
</math>
</file>

<file path=Object 24/content.xml><?xml version="1.0" encoding="utf-8"?>
<math xmlns="http://www.w3.org/1998/Math/MathML" display="block">
  <semantics>
    <mrow>
      <mn>1,1,1,1</mn>
      <mo stretchy="false">→</mo>
      <msup>
        <mi>z</mi>
        <mn>2</mn>
      </msup>
      <mrow>
        <mo fence="true" stretchy="false">(</mo>
        <mrow>
          <mrow>
            <mi>z</mi>
            <mo stretchy="false">+</mo>
            <mn>5</mn>
          </mrow>
        </mrow>
        <mo fence="true" stretchy="false">)</mo>
      </mrow>
    </mrow>
    <annotation encoding="StarMath 5.0">1,1,1,1 -&gt; z^2(z+5)</annotation>
  </semantics>
</math>
</file>

<file path=Object 25/content.xml><?xml version="1.0" encoding="utf-8"?>
<math xmlns="http://www.w3.org/1998/Math/MathML" display="block">
  <semantics>
    <mrow>
      <mn>1</mn>
      <mo stretchy="false">→</mo>
      <mn>1</mn>
    </mrow>
    <annotation encoding="StarMath 5.0">1 -&gt; 1</annotation>
  </semantics>
</math>
</file>

<file path=Object 26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sup>
              <mi>p</mi>
              <mi>a</mi>
            </msup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row>
                    <mi>a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d_k'(p^a) = (binom{a-1}{k-1})</annotation>
  </semantics>
</math>
</file>

<file path=Object 27/content.xml><?xml version="1.0" encoding="utf-8"?>
<math xmlns="http://www.w3.org/1998/Math/MathML" display="block">
  <semantics>
    <mrow>
      <mn>1,1,1,1,1</mn>
      <mo stretchy="false">→</mo>
      <mi>z</mi>
      <mrow>
        <mo fence="true" stretchy="false">(</mo>
        <mrow>
          <mrow>
            <mn>1</mn>
            <mo stretchy="false">+</mo>
            <mi>z</mi>
          </mrow>
        </mrow>
        <mo fence="true" stretchy="false">)</mo>
      </mrow>
      <mrow>
        <mo fence="true" stretchy="false">(</mo>
        <mrow>
          <mrow>
            <mrow>
              <msup>
                <mi>z</mi>
                <mn>2</mn>
              </msup>
              <mo stretchy="false">+</mo>
              <mn>15</mn>
            </mrow>
            <mrow>
              <mi>z</mi>
              <mo stretchy="false">−</mo>
              <mn>4</mn>
            </mrow>
          </mrow>
        </mrow>
        <mo fence="true" stretchy="false">)</mo>
      </mrow>
    </mrow>
    <annotation encoding="StarMath 5.0">1,1,1,1,1 -&gt; z( 1+z )( z^2+15 z-4 )</annotation>
  </semantics>
</math>
</file>

<file path=Object 28/content.xml><?xml version="1.0" encoding="utf-8"?>
<math xmlns="http://www.w3.org/1998/Math/MathML" display="block">
  <semantics>
    <mrow>
      <mn>5</mn>
      <mo stretchy="false">→</mo>
      <mn>24</mn>
    </mrow>
    <annotation encoding="StarMath 5.0">5 -&gt; 24</annotation>
  </semantics>
</math>
</file>

<file path=Object 29/content.xml><?xml version="1.0" encoding="utf-8"?>
<math xmlns="http://www.w3.org/1998/Math/MathML" display="block">
  <semantics>
    <mrow>
      <mn>4,1</mn>
      <mo stretchy="false">→</mo>
      <mrow>
        <mn>24</mn>
        <mi>z</mi>
      </mrow>
    </mrow>
    <annotation encoding="StarMath 5.0">4,1 -&gt; {24 z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p</mi>
              <mn>3</mn>
            </msup>
          </mrow>
          <mo fence="true" stretchy="false">)</mo>
        </mrow>
        <mo stretchy="false">=</mo>
        <mrow>
          <mfrac>
            <mn>2</mn>
            <mrow>
              <mrow>
                <mo fence="true" stretchy="false">(</mo>
                <mrow>
                  <mrow>
                    <mn>3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^3 ) = 2 over { (3-z)(2-z)(1-z) } cdot {{ sin( %pi z) } over %pi}</annotation>
  </semantics>
</math>
</file>

<file path=Object 30/content.xml><?xml version="1.0" encoding="utf-8"?>
<math xmlns="http://www.w3.org/1998/Math/MathML" display="block">
  <semantics>
    <mrow>
      <mn>3,2</mn>
      <mo stretchy="false">→</mo>
      <mrow>
        <mn>6</mn>
        <mi>z</mi>
        <mrow>
          <mo fence="true" stretchy="false">(</mo>
          <mrow>
            <mrow>
              <mn>3</mn>
              <mo stretchy="false">+</mo>
              <mi>z</mi>
            </mrow>
          </mrow>
          <mo fence="true" stretchy="false">)</mo>
        </mrow>
      </mrow>
    </mrow>
    <annotation encoding="StarMath 5.0">3,2 -&gt; {6z(3+z)}</annotation>
  </semantics>
</math>
</file>

<file path=Object 31/content.xml><?xml version="1.0" encoding="utf-8"?>
<math xmlns="http://www.w3.org/1998/Math/MathML" display="block">
  <semantics>
    <mrow>
      <mn>3,1,1</mn>
      <mo stretchy="false">→</mo>
      <mrow>
        <mn>6</mn>
        <mi>z</mi>
        <mrow>
          <mo fence="true" stretchy="false">(</mo>
          <mrow>
            <mrow>
              <mrow>
                <mn>1</mn>
                <mo stretchy="false">+</mo>
                <mn>3</mn>
              </mrow>
              <mi>z</mi>
            </mrow>
          </mrow>
          <mo fence="true" stretchy="false">)</mo>
        </mrow>
      </mrow>
    </mrow>
    <annotation encoding="StarMath 5.0">3,1,1 -&gt; {6z(1+3z)}</annotation>
  </semantics>
</math>
</file>

<file path=Object 32/content.xml><?xml version="1.0" encoding="utf-8"?>
<math xmlns="http://www.w3.org/1998/Math/MathML" display="block">
  <semantics>
    <mrow>
      <mn>2,2,1</mn>
      <mo stretchy="false">→</mo>
      <mrow>
        <mn>2</mn>
        <mi>z</mi>
        <mrow>
          <mo fence="true" stretchy="false">(</mo>
          <mrow>
            <mrow>
              <mrow>
                <msup>
                  <mi>z</mi>
                  <mn>2</mn>
                </msup>
                <mo stretchy="false">+</mo>
                <mn>9</mn>
              </mrow>
              <mrow>
                <mi>z</mi>
                <mo stretchy="false">+</mo>
                <mn>2</mn>
              </mrow>
            </mrow>
          </mrow>
          <mo fence="true" stretchy="false">)</mo>
        </mrow>
      </mrow>
    </mrow>
    <annotation encoding="StarMath 5.0">2,2,1 -&gt; {2z(z^2+9z+2)}</annotation>
  </semantics>
</math>
</file>

<file path=Object 33/content.xml><?xml version="1.0" encoding="utf-8"?>
<math xmlns="http://www.w3.org/1998/Math/MathML" display="block">
  <semantics>
    <mrow>
      <mn>2,1,1,1</mn>
      <mo stretchy="false">→</mo>
      <mrow>
        <mn>2</mn>
        <mi>z</mi>
        <mrow>
          <mo fence="true" stretchy="false">(</mo>
          <mrow>
            <mrow>
              <mn>4</mn>
              <mrow>
                <msup>
                  <mi>z</mi>
                  <mn>2</mn>
                </msup>
                <mo stretchy="false">+</mo>
                <mn>9</mn>
              </mrow>
              <mrow>
                <mi>z</mi>
                <mo stretchy="false">−</mo>
                <mn>1</mn>
              </mrow>
            </mrow>
          </mrow>
          <mo fence="true" stretchy="false">)</mo>
        </mrow>
      </mrow>
    </mrow>
    <annotation encoding="StarMath 5.0">2,1,1,1 -&gt; {2z(4z^2+9z-1)}</annotation>
  </semantics>
</math>
</file>

<file path=Object 34/content.xml><?xml version="1.0" encoding="utf-8"?>
<math xmlns="http://www.w3.org/1998/Math/MathML" display="block">
  <semantics>
    <mrow>
      <mn>1,1,1,1,1,1</mn>
      <mo stretchy="false">→</mo>
      <msup>
        <mi>z</mi>
        <mn>2</mn>
      </msup>
      <mrow>
        <mo fence="true" stretchy="false">(</mo>
        <mrow>
          <mrow>
            <mrow>
              <msup>
                <mi>z</mi>
                <mn>3</mn>
              </msup>
              <mo stretchy="false">+</mo>
              <mn>42</mn>
            </mrow>
            <mrow>
              <msup>
                <mi>z</mi>
                <mn>2</mn>
              </msup>
              <mo stretchy="false">+</mo>
              <mn>119</mn>
            </mrow>
            <mrow>
              <mi>z</mi>
              <mo stretchy="false">−</mo>
              <mn>42</mn>
            </mrow>
          </mrow>
        </mrow>
        <mo fence="true" stretchy="false">)</mo>
      </mrow>
    </mrow>
    <annotation encoding="StarMath 5.0">1,1,1,1,1,1 -&gt; z^2( z^3+42 z^2+119 z-42 )</annotation>
  </semantics>
</math>
</file>

<file path=Object 35/content.xml><?xml version="1.0" encoding="utf-8"?>
<math xmlns="http://www.w3.org/1998/Math/MathML" display="block">
  <semantics>
    <mrow>
      <mn>6</mn>
      <mo stretchy="false">→</mo>
      <mn>120</mn>
    </mrow>
    <annotation encoding="StarMath 5.0">6 -&gt; 120</annotation>
  </semantics>
</math>
</file>

<file path=Object 36/content.xml><?xml version="1.0" encoding="utf-8"?>
<math xmlns="http://www.w3.org/1998/Math/MathML" display="block">
  <semantics>
    <mrow>
      <mn>5,1</mn>
      <mo stretchy="false">→</mo>
      <mrow>
        <mn>120</mn>
        <mi>z</mi>
      </mrow>
    </mrow>
    <annotation encoding="StarMath 5.0">5,1 -&gt; {120 z}</annotation>
  </semantics>
</math>
</file>

<file path=Object 37/content.xml><?xml version="1.0" encoding="utf-8"?>
<math xmlns="http://www.w3.org/1998/Math/MathML" display="block">
  <semantics>
    <mrow>
      <mn>4,2</mn>
      <mo stretchy="false">→</mo>
      <mrow>
        <mn>12</mn>
        <mi>z</mi>
        <mrow>
          <mo fence="true" stretchy="false">(</mo>
          <mrow>
            <mrow>
              <mrow>
                <mn>7</mn>
                <mo stretchy="false">+</mo>
                <mn>3</mn>
              </mrow>
              <mi>z</mi>
            </mrow>
          </mrow>
          <mo fence="true" stretchy="false">)</mo>
        </mrow>
      </mrow>
    </mrow>
    <annotation encoding="StarMath 5.0">4,2 -&gt; {12 z(7+3 z)}</annotation>
  </semantics>
</math>
</file>

<file path=Object 38/content.xml><?xml version="1.0" encoding="utf-8"?>
<math xmlns="http://www.w3.org/1998/Math/MathML" display="block">
  <semantics>
    <mrow>
      <mn>4,1,1</mn>
      <mo stretchy="false">→</mo>
      <mrow>
        <mn>24</mn>
        <mi>z</mi>
        <mrow>
          <mo fence="true" stretchy="false">(</mo>
          <mrow>
            <mrow>
              <mrow>
                <mn>1</mn>
                <mo stretchy="false">+</mo>
                <mn>4</mn>
              </mrow>
              <mi>z</mi>
            </mrow>
          </mrow>
          <mo fence="true" stretchy="false">)</mo>
        </mrow>
      </mrow>
    </mrow>
    <annotation encoding="StarMath 5.0">4,1,1 -&gt; {24z(1+4z)}</annotation>
  </semantics>
</math>
</file>

<file path=Object 39/content.xml><?xml version="1.0" encoding="utf-8"?>
<math xmlns="http://www.w3.org/1998/Math/MathML" display="block">
  <semantics>
    <mrow>
      <mn>3,2,1</mn>
      <mo stretchy="false">→</mo>
      <mrow>
        <mn>2</mn>
        <mi>z</mi>
        <mrow>
          <mo fence="true" stretchy="false">(</mo>
          <mrow>
            <mrow>
              <mrow>
                <msup>
                  <mi>z</mi>
                  <mn>2</mn>
                </msup>
                <mo stretchy="false">+</mo>
                <mn>9</mn>
              </mrow>
              <mrow>
                <mi>z</mi>
                <mo stretchy="false">+</mo>
                <mn>2</mn>
              </mrow>
            </mrow>
          </mrow>
          <mo fence="true" stretchy="false">)</mo>
        </mrow>
      </mrow>
    </mrow>
    <annotation encoding="StarMath 5.0">3,2,1 -&gt; {2z(z^2+9z+2)}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p</mi>
              <mn>4</mn>
            </msup>
          </mrow>
          <mo fence="true" stretchy="false">)</mo>
        </mrow>
        <mo stretchy="false">=</mo>
        <mrow>
          <mfrac>
            <mn>6</mn>
            <mrow>
              <mrow>
                <mo fence="true" stretchy="false">(</mo>
                <mrow>
                  <mrow>
                    <mn>4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3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^4 ) = 6 over { (4-z)(3-z)(2-z)(1-z) } cdot {{ sin( %pi z) } over %pi}</annotation>
  </semantics>
</math>
</file>

<file path=Object 40/content.xml><?xml version="1.0" encoding="utf-8"?>
<math xmlns="http://www.w3.org/1998/Math/MathML" display="block">
  <semantics>
    <mrow>
      <mn>3,1,1,1</mn>
      <mo stretchy="false">→</mo>
      <mrow>
        <mn>6</mn>
        <mi>z</mi>
        <mrow>
          <mo fence="true" stretchy="false">(</mo>
          <mrow>
            <mrow>
              <mn>9</mn>
              <mrow>
                <msup>
                  <mi>z</mi>
                  <mn>2</mn>
                </msup>
                <mo stretchy="false">+</mo>
                <mn>13</mn>
              </mrow>
              <mrow>
                <mi>z</mi>
                <mo stretchy="false">−</mo>
                <mn>2</mn>
              </mrow>
            </mrow>
          </mrow>
          <mo fence="true" stretchy="false">)</mo>
        </mrow>
      </mrow>
    </mrow>
    <annotation encoding="StarMath 5.0">3,1,1,1 -&gt; {6z(9z^2+13z-2)}</annotation>
  </semantics>
</math>
</file>

<file path=Object 41/content.xml><?xml version="1.0" encoding="utf-8"?>
<math xmlns="http://www.w3.org/1998/Math/MathML" display="block">
  <semantics>
    <mrow>
      <mn>3,3</mn>
      <mo stretchy="false">→</mo>
      <mrow>
        <mn>2</mn>
        <mi>z</mi>
        <mrow>
          <mo fence="true" stretchy="false">(</mo>
          <mrow>
            <mrow>
              <mn>2</mn>
              <mo stretchy="false">+</mo>
              <mi>z</mi>
            </mrow>
          </mrow>
          <mo fence="true" stretchy="false">)</mo>
        </mrow>
        <mrow>
          <mo fence="true" stretchy="false">(</mo>
          <mrow>
            <mrow>
              <mn>19</mn>
              <mo stretchy="false">+</mo>
              <mi>z</mi>
            </mrow>
          </mrow>
          <mo fence="true" stretchy="false">)</mo>
        </mrow>
      </mrow>
    </mrow>
    <annotation encoding="StarMath 5.0">3,3 -&gt; {2z(2+z)(19+z)}</annotation>
  </semantics>
</math>
</file>

<file path=Object 42/content.xml><?xml version="1.0" encoding="utf-8"?>
<math xmlns="http://www.w3.org/1998/Math/MathML" display="block">
  <semantics>
    <mrow>
      <mn>2,2,2</mn>
      <mo stretchy="false">→</mo>
      <mrow>
        <mi>z</mi>
        <mrow>
          <mo fence="true" stretchy="false">(</mo>
          <mrow>
            <mrow>
              <mi>z</mi>
              <mo stretchy="false">+</mo>
              <mn>3</mn>
            </mrow>
          </mrow>
          <mo fence="true" stretchy="false">)</mo>
        </mrow>
        <mrow>
          <mo fence="true" stretchy="false">(</mo>
          <mrow>
            <mrow>
              <mrow>
                <msup>
                  <mi>z</mi>
                  <mn>2</mn>
                </msup>
                <mo stretchy="false">+</mo>
                <mn>27</mn>
              </mrow>
              <mrow>
                <mi>z</mi>
                <mo stretchy="false">+</mo>
                <mn>2</mn>
              </mrow>
            </mrow>
          </mrow>
          <mo fence="true" stretchy="false">)</mo>
        </mrow>
      </mrow>
    </mrow>
    <annotation encoding="StarMath 5.0">2,2,2 -&gt; {z(z+3)(z^2+27z+2)}</annotation>
  </semantics>
</math>
</file>

<file path=Object 43/content.xml><?xml version="1.0" encoding="utf-8"?>
<math xmlns="http://www.w3.org/1998/Math/MathML" display="block">
  <semantics>
    <mrow>
      <mn>2,2,1,1</mn>
      <mo stretchy="false">→</mo>
      <mrow>
        <mn>2</mn>
        <mi>z</mi>
        <mrow>
          <mo fence="true" stretchy="false">(</mo>
          <mrow>
            <mrow>
              <mn>2</mn>
              <mrow>
                <msup>
                  <mi>z</mi>
                  <mn>3</mn>
                </msup>
                <mo stretchy="false">+</mo>
                <mn>33</mn>
              </mrow>
              <mrow>
                <msup>
                  <mi>z</mi>
                  <mn>2</mn>
                </msup>
                <mo stretchy="false">+</mo>
                <mn>31</mn>
              </mrow>
              <mrow>
                <mi>z</mi>
                <mo stretchy="false">−</mo>
                <mn>6</mn>
              </mrow>
            </mrow>
          </mrow>
          <mo fence="true" stretchy="false">)</mo>
        </mrow>
      </mrow>
    </mrow>
    <annotation encoding="StarMath 5.0">2,2,1,1 -&gt; {2z(2z^3+33z^2+31z-6)}</annotation>
  </semantics>
</math>
</file>

<file path=Object 44/content.xml><?xml version="1.0" encoding="utf-8"?>
<math xmlns="http://www.w3.org/1998/Math/MathML" display="block">
  <semantics>
    <mrow>
      <mn>2,1,1,1,1</mn>
      <mo stretchy="false">→</mo>
      <mrow>
        <mn>2</mn>
        <mi>z</mi>
        <mrow>
          <mo fence="true" stretchy="false">(</mo>
          <mrow>
            <mrow>
              <mn>8</mn>
              <mrow>
                <msup>
                  <mi>z</mi>
                  <mn>3</mn>
                </msup>
                <mo stretchy="false">+</mo>
                <mn>51</mn>
              </mrow>
              <mrow>
                <msup>
                  <mi>z</mi>
                  <mn>2</mn>
                </msup>
                <mo stretchy="false">+</mo>
                <mn>7</mn>
              </mrow>
              <mrow>
                <mi>z</mi>
                <mo stretchy="false">−</mo>
                <mn>6</mn>
              </mrow>
            </mrow>
          </mrow>
          <mo fence="true" stretchy="false">)</mo>
        </mrow>
      </mrow>
    </mrow>
    <annotation encoding="StarMath 5.0">2,1,1,1,1 -&gt; {2z(8z^3+51z^2+7z-6)}</annotation>
  </semantics>
</math>
</file>

<file path=Object 45/content.xml><?xml version="1.0" encoding="utf-8"?>
<math xmlns="http://www.w3.org/1998/Math/MathML" display="block">
  <semantics>
    <mrow>
      <msub>
        <mi>d</mi>
        <mi>z</mi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  <mo stretchy="false">⋅</mo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sub>
            <mi>d</mi>
            <mi>k</mi>
          </msub>
        </mrow>
      </mrow>
      <mi>'</mi>
      <mrow>
        <mo fence="true" stretchy="false">(</mo>
        <mrow>
          <mi>n</mi>
        </mrow>
        <mo fence="true" stretchy="false">)</mo>
      </mrow>
    </mrow>
    <annotation encoding="StarMath 5.0">d_z'( n )={sin(%pi z)} over %pi cdot sum from k = 0 {(-1)^k over {z-k}} cdot d_k'( n )</annotation>
  </semantics>
</math>
</file>

<file path=Object 46/content.xml><?xml version="1.0" encoding="utf-8"?>
<math xmlns="http://www.w3.org/1998/Math/MathML" display="block">
  <semantics>
    <mrow>
      <msub>
        <mi>d</mi>
        <mi>z</mi>
      </msub>
      <mi>'</mi>
      <mrow>
        <mrow>
          <mo fence="true" stretchy="false">(</mo>
          <mrow>
            <mrow>
              <mrow>
                <msubsup>
                  <mi>p</mi>
                  <mn>1</mn>
                  <msub>
                    <mi>a</mi>
                    <mn>1</mn>
                  </msub>
                </msubsup>
                <mo stretchy="false">⋅</mo>
                <msubsup>
                  <mi>p</mi>
                  <mn>2</mn>
                  <msub>
                    <mi>a</mi>
                    <mn>2</mn>
                  </msub>
                </msubsup>
                <mo stretchy="false">⋅</mo>
                <mn>...</mn>
              </mrow>
              <msubsup>
                <mi>p</mi>
                <mi>k</mi>
                <msub>
                  <mi>a</mi>
                  <mi>k</mi>
                </msub>
              </msubsup>
            </mrow>
          </mrow>
          <mo fence="true" stretchy="false">)</mo>
        </mrow>
        <mo stretchy="false">=</mo>
        <mrow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  <mo stretchy="false">⋅</mo>
          <mfrac>
            <mn>1</mn>
            <msub>
              <mrow>
                <mo fence="true" stretchy="false">(</mo>
                <mrow>
                  <mrow>
                    <mrow>
                      <msub>
                        <mi>a</mi>
                        <mn>1</mn>
                      </msub>
                      <mo stretchy="false">+</mo>
                      <msub>
                        <mi>a</mi>
                        <mn>2</mn>
                      </msub>
                      <mo stretchy="false">+</mo>
                      <mn>...</mn>
                    </mrow>
                    <mrow>
                      <msub>
                        <mi>a</mi>
                        <mi>k</mi>
                      </msub>
                      <mo stretchy="false">−</mo>
                      <mi>z</mi>
                    </mrow>
                  </mrow>
                </mrow>
                <mo fence="true" stretchy="false">)</mo>
              </mrow>
              <mrow>
                <mrow>
                  <msub>
                    <mi>a</mi>
                    <mn>1</mn>
                  </msub>
                  <mo stretchy="false">+</mo>
                  <msub>
                    <mi>a</mi>
                    <mn>2</mn>
                  </msub>
                  <mo stretchy="false">+</mo>
                  <mn>...</mn>
                </mrow>
                <msub>
                  <mi>a</mi>
                  <mi>k</mi>
                </msub>
              </mrow>
            </msub>
          </mfrac>
          <mo stretchy="false">⋅</mo>
          <mi>P</mi>
        </mrow>
      </mrow>
      <mrow>
        <mo fence="true" stretchy="false">(</mo>
        <mrow>
          <mi>z</mi>
        </mrow>
        <mo fence="true" stretchy="false">)</mo>
      </mrow>
    </mrow>
    <annotation encoding="StarMath 5.0">d_z'( p_1^{a_1} cdot p_2^{a_2} cdot ... p_k^{a_k} )={sin(%pi z)} over %pi cdot {1 over {(a_1+a_2+...a_k-z)_{a_1+a_2+...a_k}}} cdot P( z )</annotation>
  </semantics>
</math>
</file>

<file path=Object 47/content.xml><?xml version="1.0" encoding="utf-8"?>
<math xmlns="http://www.w3.org/1998/Math/MathML" display="block">
  <semantics>
    <mrow>
      <mrow>
        <mfrac>
          <mn>1</mn>
          <msub>
            <mrow>
              <mo fence="true" stretchy="false">(</mo>
              <mrow>
                <mrow>
                  <mrow>
                    <msub>
                      <mi>a</mi>
                      <mn>1</mn>
                    </msub>
                    <mo stretchy="false">+</mo>
                    <msub>
                      <mi>a</mi>
                      <mn>2</mn>
                    </msub>
                    <mo stretchy="false">+</mo>
                    <mn>...</mn>
                  </mrow>
                  <mrow>
                    <msub>
                      <mi>a</mi>
                      <mi>k</mi>
                    </msub>
                    <mo stretchy="false">−</mo>
                    <mi>z</mi>
                  </mrow>
                </mrow>
              </mrow>
              <mo fence="true" stretchy="false">)</mo>
            </mrow>
            <mrow>
              <mrow>
                <msub>
                  <mi>a</mi>
                  <mn>1</mn>
                </msub>
                <mo stretchy="false">+</mo>
                <msub>
                  <mi>a</mi>
                  <mn>2</mn>
                </msub>
                <mo stretchy="false">+</mo>
                <mn>...</mn>
              </mrow>
              <msub>
                <mi>a</mi>
                <mi>k</mi>
              </msub>
            </mrow>
          </msub>
        </mfrac>
        <mo stretchy="false">⋅</mo>
        <mi>P</mi>
      </mrow>
      <mrow>
        <mrow>
          <mo fence="true" stretchy="false">(</mo>
          <mrow>
            <mi>z</mi>
          </mrow>
          <mo fence="true" stretchy="false">)</mo>
        </mrow>
        <mo stretchy="false">=</mo>
        <mrow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sub>
            <mi>d</mi>
            <mi>k</mi>
          </msub>
        </mrow>
      </mrow>
      <mi>'</mi>
      <mrow>
        <mo fence="true" stretchy="false">(</mo>
        <mrow>
          <mi>n</mi>
        </mrow>
        <mo fence="true" stretchy="false">)</mo>
      </mrow>
    </mrow>
    <annotation encoding="StarMath 5.0">{1 over {(a_1+a_2+...a_k-z)_{a_1+a_2+...a_k}}} cdot P( z ) = sum from k = 0 {(-1)^k over {z-k}} cdot d_k'( n )</annotation>
  </semantics>
</math>
</file>

<file path=Object 48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row>
          <msub>
            <mrow>
              <mo fence="true" stretchy="false">(</mo>
              <mrow>
                <mrow>
                  <mrow>
                    <msub>
                      <mi>a</mi>
                      <mn>1</mn>
                    </msub>
                    <mo stretchy="false">+</mo>
                    <msub>
                      <mi>a</mi>
                      <mn>2</mn>
                    </msub>
                    <mo stretchy="false">+</mo>
                    <mn>...</mn>
                  </mrow>
                  <mrow>
                    <msub>
                      <mi>a</mi>
                      <mi>k</mi>
                    </msub>
                    <mo stretchy="false">−</mo>
                    <mi>z</mi>
                  </mrow>
                </mrow>
              </mrow>
              <mo fence="true" stretchy="false">)</mo>
            </mrow>
            <mrow>
              <mrow>
                <msub>
                  <mi>a</mi>
                  <mn>1</mn>
                </msub>
                <mo stretchy="false">+</mo>
                <msub>
                  <mi>a</mi>
                  <mn>2</mn>
                </msub>
                <mo stretchy="false">+</mo>
                <mn>...</mn>
              </mrow>
              <msub>
                <mi>a</mi>
                <mi>k</mi>
              </msub>
            </mrow>
          </msub>
          <mo stretchy="false">⋅</mo>
          <mrow>
            <munder>
              <mo stretchy="false">∑</mo>
              <mrow>
                <mi>k</mi>
                <mo stretchy="false">=</mo>
                <mn>0</mn>
              </mrow>
            </munder>
            <mfrac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i>k</mi>
              </msup>
              <mrow>
                <mi>z</mi>
                <mo stretchy="false">−</mo>
                <mi>k</mi>
              </mrow>
            </mfrac>
          </mrow>
          <mo stretchy="false">⋅</mo>
          <msub>
            <mi>d</mi>
            <mi>k</mi>
          </msub>
        </mrow>
      </mrow>
      <mi>'</mi>
      <mrow>
        <mo fence="true" stretchy="false">(</mo>
        <mrow>
          <mi>n</mi>
        </mrow>
        <mo fence="true" stretchy="false">)</mo>
      </mrow>
    </mrow>
    <annotation encoding="StarMath 5.0">P( z ) = {(a_1+a_2+...a_k-z)_{a_1+a_2+...a_k}} cdot sum from k = 0 {(-1)^k over {z-k}} cdot d_k'( n )</annotation>
  </semantics>
</math>
</file>

<file path=Object 49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row>
                <msub>
                  <mi>p</mi>
                  <mn>1</mn>
                </msub>
                <mo stretchy="false">⋅</mo>
                <msub>
                  <mi>p</mi>
                  <mn>2</mn>
                </msub>
                <mo stretchy="false">⋅</mo>
                <mn>...</mn>
              </mrow>
              <msub>
                <mi>p</mi>
                <mi>a</mi>
              </msub>
            </mrow>
          </mrow>
          <mo fence="true" stretchy="false">)</mo>
        </mrow>
        <mo stretchy="false">=</mo>
        <mi>S</mi>
      </mrow>
      <mrow>
        <mrow>
          <mo fence="true" stretchy="false">(</mo>
          <mrow>
            <mrow>
              <mi>a</mi>
              <mi>,</mi>
              <mi>k</mi>
            </mrow>
          </mrow>
          <mo fence="true" stretchy="false">)</mo>
        </mrow>
        <mo stretchy="false">⋅</mo>
        <mi>k</mi>
      </mrow>
      <mi>!</mi>
    </mrow>
    <annotation encoding="StarMath 5.0">d_k'(p_1 cdot p_2 cdot ... p_a) = S( a,k ) cdot k!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sup>
              <mi>p</mi>
              <mi>k</mi>
            </msup>
          </mrow>
          <mo fence="true" stretchy="false">)</mo>
        </mrow>
        <mo stretchy="false">=</mo>
        <mrow>
          <mfrac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i>!</mi>
            </mrow>
            <msub>
              <mrow>
                <mo fence="true" stretchy="false">(</mo>
                <mrow>
                  <mrow>
                    <mi>k</mi>
                    <mo stretchy="false">−</mo>
                    <mi>z</mi>
                  </mrow>
                </mrow>
                <mo fence="true" stretchy="false">)</mo>
              </mrow>
              <mi>k</mi>
            </msub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  <mo stretchy="false">=</mo>
        <mrow>
          <mo fence="true" stretchy="false">(</mo>
          <mrow>
            <mrow>
              <mtable>
                <mtr>
                  <mtd>
                    <mrow>
                      <mi>k</mi>
                      <mo stretchy="false">−</mo>
                      <mn>1</mn>
                    </mrow>
                  </mtd>
                </mtr>
                <mtr>
                  <mtd>
                    <mrow>
                      <mi>z</mi>
                      <mo stretchy="false">−</mo>
                      <mn>1</mn>
                    </mrow>
                  </mtd>
                </mtr>
              </mtable>
              <mrow/>
            </mrow>
          </mrow>
          <mo fence="true" stretchy="false">)</mo>
        </mrow>
      </mrow>
    </mrow>
    <annotation encoding="StarMath 5.0">f( p^k ) = {(k-1)!} over { (k-z)_{k} } cdot {{ sin( %pi z) } over %pi} = ( binom{k-1}z-1{} )</annotation>
  </semantics>
</math>
</file>

<file path=Object 50/content.xml><?xml version="1.0" encoding="utf-8"?>
<math xmlns="http://www.w3.org/1998/Math/MathML" display="block">
  <semantics>
    <mrow>
      <mi>S</mi>
      <mrow>
        <mo fence="true" stretchy="false">(</mo>
        <mrow>
          <mrow>
            <mi>a</mi>
            <mi>,</mi>
            <mi>k</mi>
          </mrow>
        </mrow>
        <mo fence="true" stretchy="false">)</mo>
      </mrow>
    </mrow>
    <annotation encoding="StarMath 5.0">S( a,k )</annotation>
  </semantics>
</math>
</file>

<file path=Object 51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a</mi>
              <mi>,</mi>
              <mi>k</mi>
            </mrow>
          </mrow>
          <mo fence="true" stretchy="false">)</mo>
        </mrow>
        <mo stretchy="false">⋅</mo>
        <mi>k</mi>
      </mrow>
      <mrow>
        <mi>!</mi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sup>
            <mi>j</mi>
            <mi>a</mi>
          </msup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</mrow>
    <annotation encoding="StarMath 5.0">S( a,k) cdot k!  = sum from j = 0 to k ( -1 )^{ k-j } cdot j^a cdot ( binom{k}{j} )</annotation>
  </semantics>
</math>
</file>

<file path=Object 52/content.xml><?xml version="1.0" encoding="utf-8"?>
<math xmlns="http://www.w3.org/1998/Math/MathML" display="block">
  <semantics>
    <mrow>
      <msub>
        <mi>f</mi>
        <mi>z</mi>
      </msub>
      <mi>'</mi>
      <mrow>
        <mrow>
          <mo fence="true" stretchy="false">(</mo>
          <mrow>
            <mrow>
              <mrow>
                <msub>
                  <mi>p</mi>
                  <mn>1</mn>
                </msub>
                <mo stretchy="false">⋅</mo>
                <msub>
                  <mi>p</mi>
                  <mn>2</mn>
                </msub>
                <mo stretchy="false">⋅</mo>
                <mn>...</mn>
              </mrow>
              <msub>
                <mi>p</mi>
                <mi>a</mi>
              </msub>
            </mrow>
          </mrow>
          <mo fence="true" stretchy="false">)</mo>
        </mrow>
        <mo stretchy="false">=</mo>
        <mrow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  <mo stretchy="false">⋅</mo>
          <mrow>
            <munderover>
              <mo stretchy="false">∑</mo>
              <mrow>
                <mi>k</mi>
                <mo stretchy="false">=</mo>
                <mn>0</mn>
              </mrow>
              <mi>a</mi>
            </munderover>
            <mrow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k</mi>
                  </msup>
                  <mrow>
                    <mo fence="true" stretchy="false">(</mo>
                    <mrow>
                      <mrow>
                        <mi>z</mi>
                        <mo stretchy="false">−</mo>
                        <mi>k</mi>
                      </mrow>
                    </mrow>
                    <mo fence="true" stretchy="false">)</mo>
                  </mrow>
                </mfrac>
                <mo stretchy="false">⋅</mo>
                <mi>S</mi>
              </mrow>
              <mrow>
                <mrow>
                  <mo fence="true" stretchy="false">(</mo>
                  <mrow>
                    <mrow>
                      <mi>a</mi>
                      <mi>,</mi>
                      <mi>k</mi>
                    </mrow>
                  </mrow>
                  <mo fence="true" stretchy="false">)</mo>
                </mrow>
                <mo stretchy="false">⋅</mo>
                <mi>k</mi>
              </mrow>
              <mi>!</mi>
            </mrow>
          </mrow>
        </mrow>
      </mrow>
    </mrow>
    <annotation encoding="StarMath 5.0">f_z'( p_1 cdot p_2 cdot ... p_a )={sin(%pi z)} over %pi cdot sum from k=0 to a {( -1 )^k over (z-k) cdot S(a,k) cdot k!}</annotation>
  </semantics>
</math>
</file>

<file path=Object 53/content.xml><?xml version="1.0" encoding="utf-8"?>
<math xmlns="http://www.w3.org/1998/Math/MathML" display="block">
  <semantics>
    <mrow>
      <msub>
        <mi>d</mi>
        <mi>z</mi>
      </msub>
      <mi>'</mi>
      <mrow>
        <mrow>
          <mo fence="true" stretchy="false">(</mo>
          <mrow>
            <mrow>
              <mrow>
                <msub>
                  <mi>p</mi>
                  <mn>1</mn>
                </msub>
                <mo stretchy="false">⋅</mo>
                <msub>
                  <mi>p</mi>
                  <mn>2</mn>
                </msub>
                <mo stretchy="false">⋅</mo>
                <mn>...</mn>
              </mrow>
              <msub>
                <mi>p</mi>
                <mi>a</mi>
              </msub>
            </mrow>
          </mrow>
          <mo fence="true" stretchy="false">)</mo>
        </mrow>
        <mo stretchy="false">=</mo>
        <mrow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  <mo stretchy="false">⋅</mo>
          <mrow>
            <munderover>
              <mo stretchy="false">∑</mo>
              <mrow>
                <mi>k</mi>
                <mo stretchy="false">=</mo>
                <mn>0</mn>
              </mrow>
              <mi mathvariant="normal">∞</mi>
            </munderover>
            <mrow>
              <mrow>
                <mfrac>
                  <msup>
                    <mrow>
                      <mo fence="true" stretchy="false">(</mo>
                      <mrow>
                        <mrow>
                          <mo stretchy="false">−</mo>
                          <mn>1</mn>
                        </mrow>
                      </mrow>
                      <mo fence="true" stretchy="false">)</mo>
                    </mrow>
                    <mi>k</mi>
                  </msup>
                  <mrow>
                    <mo fence="true" stretchy="false">(</mo>
                    <mrow>
                      <mrow>
                        <mi>z</mi>
                        <mo stretchy="false">−</mo>
                        <mi>k</mi>
                      </mrow>
                    </mrow>
                    <mo fence="true" stretchy="false">)</mo>
                  </mrow>
                </mfrac>
                <mo stretchy="false">⋅</mo>
                <mi>S</mi>
              </mrow>
              <mrow>
                <mrow>
                  <mo fence="true" stretchy="false">(</mo>
                  <mrow>
                    <mrow>
                      <mi>a</mi>
                      <mi>,</mi>
                      <mi>k</mi>
                    </mrow>
                  </mrow>
                  <mo fence="true" stretchy="false">)</mo>
                </mrow>
                <mo stretchy="false">⋅</mo>
                <mi>k</mi>
              </mrow>
              <mi>!</mi>
            </mrow>
          </mrow>
        </mrow>
      </mrow>
    </mrow>
    <annotation encoding="StarMath 5.0">d_z'( p_1 cdot p_2 cdot ... p_a )={sin(%pi z)} over %pi cdot sum from k=0 to infinity {( -1 )^k over (z-k) cdot S(a,k) cdot k!}</annotation>
  </semantics>
</math>
</file>

<file path=Object 54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b>
        <mi>d</mi>
        <mi>j</mi>
      </msub>
      <mrow>
        <mo fence="true" stretchy="false">(</mo>
        <mrow>
          <mi>n</mi>
        </mrow>
        <mo fence="true" stretchy="false">)</mo>
      </mrow>
    </mrow>
    <annotation encoding="StarMath 5.0">d_k'(n) = sum from j = 0 to k ( -1 )^{ k-j } cdot (binom{k}{j})d_j( n )</annotation>
  </semantics>
</math>
</file>

<file path=Object 55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subsup>
                <mi>p</mi>
                <mn>1</mn>
                <mn>2</mn>
              </msubsup>
              <mo stretchy="false">⋅</mo>
              <msubsup>
                <mi>p</mi>
                <mn>2</mn>
                <mn>2</mn>
              </msubsup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sub>
        <mi>d</mi>
        <mi>j</mi>
      </msub>
      <mrow>
        <mrow>
          <mo fence="true" stretchy="false">(</mo>
          <mrow>
            <mrow>
              <msubsup>
                <mi>p</mi>
                <mn>1</mn>
                <mn>2</mn>
              </msubsup>
              <mo stretchy="false">⋅</mo>
              <msubsup>
                <mi>p</mi>
                <mn>2</mn>
                <mn>2</mn>
              </msubsup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  <mo stretchy="false">⋅</mo>
          <mfrac>
            <msup>
              <mi>j</mi>
              <mrow>
                <mo fence="true" stretchy="false">(</mo>
                <mrow>
                  <mn>2</mn>
                </mrow>
                <mo fence="true" stretchy="false">)</mo>
              </mrow>
            </msup>
            <mrow>
              <mn>2</mn>
              <mi>!</mi>
            </mrow>
          </mfrac>
          <mo stretchy="false">⋅</mo>
          <mfrac>
            <msup>
              <mi>j</mi>
              <mrow>
                <mo fence="true" stretchy="false">(</mo>
                <mrow>
                  <mn>2</mn>
                </mrow>
                <mo fence="true" stretchy="false">)</mo>
              </mrow>
            </msup>
            <mrow>
              <mn>2</mn>
              <mi>!</mi>
            </mrow>
          </mfrac>
        </mrow>
      </mrow>
    </mrow>
    <annotation encoding="StarMath 5.0">d_k'(p_1^2 cdot p_2^2) = sum from j = 0 to k ( -1 )^{ k-j } cdot (binom{k}{j})d_j( p_1^2 cdot p_2^2 ) = sum from j = 0 to k ( -1 )^{ k-j } cdot (binom{k}{j}) cdot { {j^(2)}over{2!} }cdot{ {j^(2)}over{2!} }</annotation>
  </semantics>
</math>
</file>

<file path=Object 56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subsup>
                <mi>p</mi>
                <mn>1</mn>
                <mn>2</mn>
              </msubsup>
              <mo stretchy="false">⋅</mo>
              <msubsup>
                <mi>p</mi>
                <mn>2</mn>
                <mn>2</mn>
              </msubsup>
              <mo stretchy="false">⋅</mo>
              <msub>
                <mi>p</mi>
                <mn>3</mn>
              </msub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  <mo stretchy="false">⋅</mo>
          <mfrac>
            <msup>
              <mi>j</mi>
              <mrow>
                <mo fence="true" stretchy="false">(</mo>
                <mrow>
                  <mn>2</mn>
                </mrow>
                <mo fence="true" stretchy="false">)</mo>
              </mrow>
            </msup>
            <mrow>
              <mn>2</mn>
              <mi>!</mi>
            </mrow>
          </mfrac>
          <mo stretchy="false">⋅</mo>
          <mfrac>
            <msup>
              <mi>j</mi>
              <mrow>
                <mo fence="true" stretchy="false">(</mo>
                <mrow>
                  <mn>2</mn>
                </mrow>
                <mo fence="true" stretchy="false">)</mo>
              </mrow>
            </msup>
            <mrow>
              <mn>2</mn>
              <mi>!</mi>
            </mrow>
          </mfrac>
          <mo stretchy="false">⋅</mo>
          <mfrac>
            <msup>
              <mi>j</mi>
              <mrow>
                <mo fence="true" stretchy="false">(</mo>
                <mrow>
                  <mn>1</mn>
                </mrow>
                <mo fence="true" stretchy="false">)</mo>
              </mrow>
            </msup>
            <mrow>
              <mn>1</mn>
              <mi>!</mi>
            </mrow>
          </mfrac>
        </mrow>
      </mrow>
    </mrow>
    <annotation encoding="StarMath 5.0">d_k'(p_1^2 cdot p_2^2 cdot p_3) = 

sum from j = 0 to k ( -1 )^{ k-j } cdot (binom{k}{j}) cdot { {j^(2)}over{2!} }cdot{ {j^(2)}over{2!} }cdot{ {j^(1)}over{1!} }</annotation>
  </semantics>
</math>
</file>

<file path=Object 57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sub>
                <mi>p</mi>
                <mn>1</mn>
              </msub>
              <mo stretchy="false">⋅</mo>
              <msub>
                <mi>p</mi>
                <mn>2</mn>
              </msub>
              <mo stretchy="false">⋅</mo>
              <msub>
                <mi>p</mi>
                <mn>3</mn>
              </msub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  <mo stretchy="false">⋅</mo>
          <mfrac>
            <msup>
              <mi>j</mi>
              <mrow>
                <mo fence="true" stretchy="false">(</mo>
                <mrow>
                  <mn>1</mn>
                </mrow>
                <mo fence="true" stretchy="false">)</mo>
              </mrow>
            </msup>
            <mrow>
              <mn>1</mn>
              <mi>!</mi>
            </mrow>
          </mfrac>
          <mo stretchy="false">⋅</mo>
          <mfrac>
            <msup>
              <mi>j</mi>
              <mrow>
                <mo fence="true" stretchy="false">(</mo>
                <mrow>
                  <mn>1</mn>
                </mrow>
                <mo fence="true" stretchy="false">)</mo>
              </mrow>
            </msup>
            <mrow>
              <mn>1</mn>
              <mi>!</mi>
            </mrow>
          </mfrac>
          <mo stretchy="false">⋅</mo>
          <mfrac>
            <msup>
              <mi>j</mi>
              <mrow>
                <mo fence="true" stretchy="false">(</mo>
                <mrow>
                  <mn>1</mn>
                </mrow>
                <mo fence="true" stretchy="false">)</mo>
              </mrow>
            </msup>
            <mrow>
              <mn>1</mn>
              <mi>!</mi>
            </mrow>
          </mfrac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  <mo stretchy="false">⋅</mo>
          <msup>
            <mi>j</mi>
            <mn>3</mn>
          </msup>
        </mrow>
      </mrow>
    </mrow>
    <annotation encoding="StarMath 5.0">d_k'(p_1 cdot p_2 cdot p_3) = 

sum from j = 0 to k ( -1 )^{ k-j } cdot (binom{k}{j}) cdot { {j^(1)}over{1!} }cdot{ {j^(1)}over{1!} }cdot{ {j^(1)}over{1!} }

=

sum from j = 0 to k ( -1 )^{ k-j } cdot (binom{k}{j}) cdot j^3</annotation>
  </semantics>
</math>
</file>

<file path=Object 58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subsup>
                <mi>p</mi>
                <mn>1</mn>
                <mn>2</mn>
              </msubsup>
              <mo stretchy="false">⋅</mo>
              <msubsup>
                <mi>p</mi>
                <mn>2</mn>
                <mn>2</mn>
              </msubsup>
              <mo stretchy="false">⋅</mo>
              <msubsup>
                <mi>p</mi>
                <mn>3</mn>
                <mn>2</mn>
              </msubsup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  <mo stretchy="false">⋅</mo>
          <msup>
            <mrow>
              <mo fence="true" stretchy="false">(</mo>
              <mrow>
                <mfrac>
                  <mrow>
                    <mi>j</mi>
                    <mrow>
                      <mo fence="true" stretchy="false">(</mo>
                      <mrow>
                        <mrow>
                          <mi>j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n>2</mn>
                </mfrac>
              </mrow>
              <mo fence="true" stretchy="false">)</mo>
            </mrow>
            <mn>3</mn>
          </msup>
        </mrow>
      </mrow>
    </mrow>
    <annotation encoding="StarMath 5.0">d_k'(p_1^2 cdot p_2^2 cdot p_3^2) = 


sum from j = 0 to k ( -1 )^{ k-j } cdot (binom{k}{j}) cdot ({j(j+1)} over 2 )^3</annotation>
  </semantics>
</math>
</file>

<file path=Object 59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subsup>
                <mi>p</mi>
                <mn>1</mn>
                <mn>3</mn>
              </msubsup>
              <mo stretchy="false">⋅</mo>
              <msub>
                <mi>p</mi>
                <mn>2</mn>
              </msub>
              <mo stretchy="false">⋅</mo>
              <msub>
                <mi>p</mi>
                <mn>3</mn>
              </msub>
            </mrow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  <mo stretchy="false">⋅</mo>
          <mfrac>
            <mrow>
              <msup>
                <mi>j</mi>
                <mn>3</mn>
              </msup>
              <mrow>
                <mo fence="true" stretchy="false">(</mo>
                <mrow>
                  <mrow>
                    <mi>j</mi>
                    <mo stretchy="false">+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j</mi>
                    <mo stretchy="false">+</mo>
                    <mn>2</mn>
                  </mrow>
                </mrow>
                <mo fence="true" stretchy="false">)</mo>
              </mrow>
            </mrow>
            <mn>6</mn>
          </mfrac>
        </mrow>
      </mrow>
    </mrow>
    <annotation encoding="StarMath 5.0">d_k'(p_1^3 cdot p_2 cdot p_3) = 

sum from j = 0 to k ( -1 )^{ k-j } cdot (binom{k}{j}) cdot {{j^3(j+1)(j+2)}over 6}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p</mi>
          </mrow>
          <mo fence="true" stretchy="false">)</mo>
        </mrow>
        <mo stretchy="false">=</mo>
        <mrow>
          <mfrac>
            <mn>1</mn>
            <mrow>
              <mn>1</mn>
              <mo stretchy="false">−</mo>
              <mi>z</mi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 ) = 1 over { 1-z } cdot {{ sin( %pi z) } over %pi}</annotation>
  </semantics>
</math>
</file>

<file path=Object 60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subsup>
              <mi>p</mi>
              <mn>1</mn>
              <mi>a</mi>
            </msubsup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  <mo stretchy="false">⋅</mo>
          <mfrac>
            <msup>
              <mi>j</mi>
              <mrow>
                <mo fence="true" stretchy="false">(</mo>
                <mrow>
                  <mi>a</mi>
                </mrow>
                <mo fence="true" stretchy="false">)</mo>
              </mrow>
            </msup>
            <mrow>
              <mi>a</mi>
              <mi>!</mi>
            </mrow>
          </mfrac>
        </mrow>
      </mrow>
    </mrow>
    <annotation encoding="StarMath 5.0">d_k'(p_1^a ) = 

sum from j = 0 to k ( -1 )^{ k-j } cdot (binom{k}{j}) cdot { {j^(a)}over{a!} }</annotation>
  </semantics>
</math>
</file>

<file path=Object 61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row>
                <msubsup>
                  <mi>p</mi>
                  <mn>1</mn>
                  <msub>
                    <mi>a</mi>
                    <mn>1</mn>
                  </msub>
                </msubsup>
                <mo stretchy="false">⋅</mo>
                <msubsup>
                  <mi>p</mi>
                  <mn>2</mn>
                  <msub>
                    <mi>a</mi>
                    <mn>2</mn>
                  </msub>
                </msubsup>
                <mo stretchy="false">⋅</mo>
                <mn>...</mn>
              </mrow>
              <msubsup>
                <mi>p</mi>
                <mi>t</mi>
                <msub>
                  <mi>a</mi>
                  <mi>t</mi>
                </msub>
              </msubsup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i>k</mi>
          <msub>
            <mo stretchy="false">⋅</mo>
            <mi>p</mi>
          </msub>
          <msub>
            <mi>F</mi>
            <mi>q</mi>
          </msub>
        </mrow>
      </mrow>
      <mrow>
        <mo fence="true" stretchy="false">(</mo>
        <mrow>
          <mrow>
            <mtext>{</mtext>
            <mrow>
              <mn>1</mn>
              <mo stretchy="false">+</mo>
              <msub>
                <mi>a</mi>
                <mn>1,</mn>
              </msub>
            </mrow>
            <mrow>
              <mn>1</mn>
              <mo stretchy="false">+</mo>
              <msub>
                <mi>a</mi>
                <mn>2,</mn>
              </msub>
            </mrow>
            <mrow>
              <mn>...1</mn>
              <mo stretchy="false">+</mo>
              <msub>
                <mi>a</mi>
                <mi>t</mi>
              </msub>
            </mrow>
            <mi>,</mi>
            <mrow>
              <mn>1</mn>
              <mo stretchy="false">−</mo>
              <mi>k</mi>
            </mrow>
            <mtext>}</mtext>
            <mi>,</mi>
            <mtext>{</mtext>
            <mn>1</mn>
            <mtext>(t-1 times)</mtext>
            <mi>,</mi>
            <mn>2</mn>
            <mtext>}</mtext>
            <mi>,</mi>
            <mn>1</mn>
          </mrow>
        </mrow>
        <mo fence="true" stretchy="false">)</mo>
      </mrow>
    </mrow>
    <annotation encoding="StarMath 5.0">d_k'(p_1^{a_1} cdot p_2^{a_2} cdot ... p_t^{a_t}) = ( -1 )^{ k+1 } cdot k cdot _p F_q( "{"1+a_1, 1+a_2, ...1+a_t, 1-k"}","{"1"(t-1 times)",2"}",1 )</annotation>
  </semantics>
</math>
</file>

<file path=Object 62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row>
                <msubsup>
                  <mi>p</mi>
                  <mn>1</mn>
                  <msub>
                    <mi>a</mi>
                    <mn>1</mn>
                  </msub>
                </msubsup>
                <mo stretchy="false">⋅</mo>
                <msubsup>
                  <mi>p</mi>
                  <mn>2</mn>
                  <msub>
                    <mi>a</mi>
                    <mn>2</mn>
                  </msub>
                </msubsup>
                <mo stretchy="false">⋅</mo>
                <mn>...</mn>
              </mrow>
              <msubsup>
                <mi>p</mi>
                <mi>t</mi>
                <msub>
                  <mi>a</mi>
                  <mi>t</mi>
                </msub>
              </msubsup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i>k</mi>
          <msub>
            <mo stretchy="false">⋅</mo>
            <mrow>
              <mi>t</mi>
              <mo stretchy="false">+</mo>
              <mn>1</mn>
            </mrow>
          </msub>
          <msub>
            <mi>F</mi>
            <mi>t</mi>
          </msub>
        </mrow>
      </mrow>
      <mrow>
        <mo fence="true" stretchy="false">(</mo>
        <mrow>
          <mrow>
            <mtext>{</mtext>
            <mrow>
              <mn>1</mn>
              <mo stretchy="false">+</mo>
              <msub>
                <mi>a</mi>
                <mn>1,</mn>
              </msub>
            </mrow>
            <mrow>
              <mn>1</mn>
              <mo stretchy="false">+</mo>
              <msub>
                <mi>a</mi>
                <mn>2,</mn>
              </msub>
            </mrow>
            <mrow>
              <mn>...1</mn>
              <mo stretchy="false">+</mo>
              <msub>
                <mi>a</mi>
                <mi>t</mi>
              </msub>
            </mrow>
            <mi>,</mi>
            <mrow>
              <mn>1</mn>
              <mo stretchy="false">−</mo>
              <mi>k</mi>
            </mrow>
            <mtext>}</mtext>
            <mi>,</mi>
            <mtext>{</mtext>
            <mn>1</mn>
            <mtext>(t-1 times)</mtext>
            <mi>,</mi>
            <mn>2</mn>
            <mtext>}</mtext>
            <mi>,</mi>
            <mn>1</mn>
          </mrow>
        </mrow>
        <mo fence="true" stretchy="false">)</mo>
      </mrow>
    </mrow>
    <annotation encoding="StarMath 5.0">d_k'(p_1^{a_1} cdot p_2^{a_2} cdot ... p_t^{a_t}) = ( -1 )^{ k+1 } cdot k cdot _{t+1} F_t( "{"1+a_1, 1+a_2, ...1+a_t, 1-k"}","{"1"(t-1 times)",2"}",1 )</annotation>
  </semantics>
</math>
</file>

<file path=Object 63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subsup>
              <mi>p</mi>
              <mn>1</mn>
              <msub>
                <mi>a</mi>
                <mn>1</mn>
              </msub>
            </msubsup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i>k</mi>
          <msub>
            <mo stretchy="false">⋅</mo>
            <mi>p</mi>
          </msub>
          <msub>
            <mi>F</mi>
            <mi>q</mi>
          </msub>
        </mrow>
      </mrow>
      <mrow>
        <mrow>
          <mo fence="true" stretchy="false">(</mo>
          <mrow>
            <mrow>
              <mtext>{</mtext>
              <mrow>
                <mn>1</mn>
                <mo stretchy="false">+</mo>
                <msub>
                  <mi>a</mi>
                  <mn>1,</mn>
                </msub>
              </mrow>
              <mrow>
                <mn>1</mn>
                <mo stretchy="false">−</mo>
                <mi>k</mi>
              </mrow>
              <mtext>}</mtext>
              <mi>,</mi>
              <mtext>{</mtext>
              <mn>2</mn>
              <mtext>}</mtext>
              <mi>,</mi>
              <mn>1</mn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row>
                    <mi>a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</mrow>
    </mrow>
    <annotation encoding="StarMath 5.0">d_k'(p_1^{a_1}) = ( -1 )^{ k+1 } cdot k cdot _p F_q( "{"1+a_1, 1-k"}","{"2"}",1 ) = ( binom{a-1}{k-1} )</annotation>
  </semantics>
</math>
</file>

<file path=Object 64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row>
                <msub>
                  <mi>p</mi>
                  <mn>1</mn>
                </msub>
                <mo stretchy="false">⋅</mo>
                <msub>
                  <mi>p</mi>
                  <mn>2</mn>
                </msub>
                <mo stretchy="false">⋅</mo>
                <mn>...</mn>
              </mrow>
              <msub>
                <mi>p</mi>
                <mi>t</mi>
              </msub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i>k</mi>
          <msub>
            <mo stretchy="false">⋅</mo>
            <mi>p</mi>
          </msub>
          <msub>
            <mi>F</mi>
            <mi>q</mi>
          </msub>
        </mrow>
      </mrow>
      <mrow>
        <mrow>
          <mo fence="true" stretchy="false">(</mo>
          <mrow>
            <mrow>
              <mtext>{</mtext>
              <mn>2</mn>
              <mtext>(t times)</mtext>
              <mi>,</mi>
              <mrow>
                <mn>1</mn>
                <mo stretchy="false">−</mo>
                <mi>k</mi>
              </mrow>
              <mtext>}</mtext>
              <mi>,</mi>
              <mtext>{</mtext>
              <mn>1</mn>
              <mtext>(t-1 times)</mtext>
              <mi>,</mi>
              <mn>2</mn>
              <mtext>}</mtext>
              <mi>,</mi>
              <mn>1</mn>
            </mrow>
          </mrow>
          <mo fence="true" stretchy="false">)</mo>
        </mrow>
        <mo stretchy="false">=</mo>
        <mi>S</mi>
      </mrow>
      <mrow>
        <mrow>
          <mo fence="true" stretchy="false">(</mo>
          <mrow>
            <mrow>
              <mi>t</mi>
              <mi>,</mi>
              <mi>k</mi>
            </mrow>
          </mrow>
          <mo fence="true" stretchy="false">)</mo>
        </mrow>
        <mo stretchy="false">⋅</mo>
        <mi>k</mi>
      </mrow>
      <mi>!</mi>
    </mrow>
    <annotation encoding="StarMath 5.0">d_k'(p_1 cdot p_2 cdot ... p_t) = ( -1 )^{ k+1 } cdot k cdot _p F_q( "{"2"(t times)", 1-k"}","{"1"(t-1 times)",2"}",1 ) = S( t,k ) cdot k!</annotation>
  </semantics>
</math>
</file>

<file path=Object 65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row>
                <msubsup>
                  <mi>p</mi>
                  <mn>1</mn>
                  <msub>
                    <mi>a</mi>
                    <mn>1</mn>
                  </msub>
                </msubsup>
                <mo stretchy="false">⋅</mo>
                <msubsup>
                  <mi>p</mi>
                  <mn>2</mn>
                  <msub>
                    <mi>a</mi>
                    <mn>2</mn>
                  </msub>
                </msubsup>
                <mo stretchy="false">⋅</mo>
                <mn>...</mn>
              </mrow>
              <msubsup>
                <mi>p</mi>
                <mi>t</mi>
                <msub>
                  <mi>a</mi>
                  <mi>t</mi>
                </msub>
              </msubsup>
            </mrow>
          </mrow>
          <mo fence="true" stretchy="false">)</mo>
        </mrow>
        <mo stretchy="false">=</mo>
        <mrow>
          <mrow>
            <munder>
              <mo stretchy="false">∑</mo>
              <mrow>
                <mi>j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i>j</mi>
                <mo stretchy="false">−</mo>
                <mn>1</mn>
              </mrow>
            </msup>
          </mrow>
          <mo stretchy="false">⋅</mo>
          <mfrac>
            <mn>1</mn>
            <mrow>
              <mi>j</mi>
              <mi>!</mi>
            </mrow>
          </mfrac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row>
                      <mi>j</mi>
                      <mo stretchy="false">+</mo>
                      <mn>1</mn>
                    </mrow>
                  </mtd>
                </mtr>
              </mtable>
            </mrow>
            <mo fence="true" stretchy="false">)</mo>
          </mrow>
        </mrow>
      </mrow>
      <mrow>
        <mfrac>
          <mrow>
            <mrow>
              <mo fence="true" stretchy="false">(</mo>
              <mrow>
                <mrow>
                  <msub>
                    <mi>a</mi>
                    <mn>1</mn>
                  </msub>
                  <mo stretchy="false">+</mo>
                  <mi>j</mi>
                </mrow>
              </mrow>
              <mo fence="true" stretchy="false">)</mo>
            </mrow>
            <mi>!</mi>
          </mrow>
          <mrow>
            <mo fence="true" stretchy="false">(</mo>
            <mrow>
              <mrow>
                <msub>
                  <mi>a</mi>
                  <mn>1</mn>
                </msub>
                <mi>!</mi>
                <mi>j</mi>
                <mi>!</mi>
              </mrow>
            </mrow>
            <mo fence="true" stretchy="false">)</mo>
          </mrow>
        </mfrac>
        <mo stretchy="false">⋅</mo>
        <mfrac>
          <mrow>
            <mrow>
              <mo fence="true" stretchy="false">(</mo>
              <mrow>
                <mrow>
                  <msub>
                    <mi>a</mi>
                    <mn>2</mn>
                  </msub>
                  <mo stretchy="false">+</mo>
                  <mi>j</mi>
                </mrow>
              </mrow>
              <mo fence="true" stretchy="false">)</mo>
            </mrow>
            <mi>!</mi>
          </mrow>
          <mrow>
            <mo fence="true" stretchy="false">(</mo>
            <mrow>
              <mrow>
                <msub>
                  <mi>a</mi>
                  <mn>2</mn>
                </msub>
                <mi>!</mi>
                <mi>j</mi>
                <mi>!</mi>
              </mrow>
            </mrow>
            <mo fence="true" stretchy="false">)</mo>
          </mrow>
        </mfrac>
      </mrow>
      <mrow>
        <mn>...</mn>
        <mo stretchy="false">⋅</mo>
        <mfrac>
          <mrow>
            <mrow>
              <mo fence="true" stretchy="false">(</mo>
              <mrow>
                <mrow>
                  <msub>
                    <mi>a</mi>
                    <mi>t</mi>
                  </msub>
                  <mo stretchy="false">+</mo>
                  <mi>j</mi>
                </mrow>
              </mrow>
              <mo fence="true" stretchy="false">)</mo>
            </mrow>
            <mi>!</mi>
          </mrow>
          <mrow>
            <mo fence="true" stretchy="false">(</mo>
            <mrow>
              <mrow>
                <msub>
                  <mi>a</mi>
                  <mi>t</mi>
                </msub>
                <mi>!</mi>
                <mi>j</mi>
                <mi>!</mi>
              </mrow>
            </mrow>
            <mo fence="true" stretchy="false">)</mo>
          </mrow>
        </mfrac>
      </mrow>
    </mrow>
    <annotation encoding="StarMath 5.0">d_k'(p_1^{a_1} cdot p_2^{a_2} cdot ... p_t^{a_t}) = 
sum from j = 0 (-1)^{k+j-1}cdot{1 over {j!}}cdot ( binom{k}{j+1} )
{ {{(a_1+j)!} over {(a_1! j!)}} cdot 
{{(a_2+j)!} over {(a_2! j!)}} }...cdot 
{{(a_t+j)!} over {(a_t! j!)}}</annotation>
  </semantics>
</math>
</file>

<file path=Object 66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n</mi>
          </mrow>
          <mo fence="true" stretchy="false">)</mo>
        </mrow>
        <mo stretchy="false">=</mo>
        <mrow>
          <mrow>
            <munder>
              <mo stretchy="false">∑</mo>
              <mrow>
                <mi>j</mi>
                <mo stretchy="false">=</mo>
                <mn>0</mn>
              </mrow>
            </mund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+</mo>
                <mi>j</mi>
                <mo stretchy="false">−</mo>
                <mn>1</mn>
              </mrow>
            </msup>
          </mrow>
          <mo stretchy="false">⋅</mo>
          <mfrac>
            <mn>1</mn>
            <mrow>
              <mi>j</mi>
              <mi>!</mi>
            </mrow>
          </mfrac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row>
                      <mi>j</mi>
                      <mo stretchy="false">+</mo>
                      <mn>1</mn>
                    </mrow>
                  </mtd>
                </mtr>
              </mtable>
            </mrow>
            <mo fence="true" stretchy="false">)</mo>
          </mrow>
        </mrow>
      </mrow>
      <mrow>
        <munder>
          <mo stretchy="false">∏</mo>
          <mrow>
            <msup>
              <mi>p</mi>
              <mi>a</mi>
            </msup>
            <mo stretchy="false">∣</mo>
            <mi>n</mi>
          </mrow>
        </munder>
        <mfrac>
          <mrow>
            <mrow>
              <mo fence="true" stretchy="false">(</mo>
              <mrow>
                <mrow>
                  <mi>a</mi>
                  <mo stretchy="false">+</mo>
                  <mi>j</mi>
                </mrow>
              </mrow>
              <mo fence="true" stretchy="false">)</mo>
            </mrow>
            <mi>!</mi>
          </mrow>
          <mrow>
            <mi>a</mi>
            <mi>!</mi>
            <mi>j</mi>
            <mi>!</mi>
          </mrow>
        </mfrac>
      </mrow>
    </mrow>
    <annotation encoding="StarMath 5.0">d_k'(n) = 
sum from j = 0 (-1)^{k+j-1}cdot{1 over {j!}}cdot ( binom{k}{j+1} )
prod from p^a divides n
{ {{(a+j)!} over {a! j!}}}</annotation>
  </semantics>
</math>
</file>

<file path=Object 67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row>
        <munder>
          <mo stretchy="false">∏</mo>
          <mrow>
            <msup>
              <mi>p</mi>
              <mi>a</mi>
            </msup>
            <mo stretchy="false">∣</mo>
            <mi>x</mi>
          </mrow>
        </munder>
        <mfrac>
          <msup>
            <mi>j</mi>
            <mrow>
              <mo fence="true" stretchy="false">(</mo>
              <mrow>
                <mi>a</mi>
              </mrow>
              <mo fence="true" stretchy="false">)</mo>
            </mrow>
          </msup>
          <mrow>
            <mi>a</mi>
            <mi>!</mi>
          </mrow>
        </mfrac>
      </mrow>
    </mrow>
    <annotation encoding="StarMath 5.0">d_k'(x) = 

sum from j = 0 to k ( -1 )^{ k-j } cdot (binom{k}{j}) prod from p^a divides x { {j^(a)}over{a!} }</annotation>
  </semantics>
</math>
</file>

<file path=Object 68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row>
                    <mi>x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frac>
        <msup>
          <mi>j</mi>
          <mrow>
            <mo fence="true" stretchy="false">(</mo>
            <mrow>
              <mi>x</mi>
            </mrow>
            <mo fence="true" stretchy="false">)</mo>
          </mrow>
        </msup>
        <mrow>
          <mi>x</mi>
          <mi>!</mi>
        </mrow>
      </mfrac>
    </mrow>
    <annotation encoding="StarMath 5.0">(binom{x-1}{k-1}) = 

sum from j = 0 to k ( -1 )^{ k-j } cdot (binom{k}{j}) { {j^(x)}over{x!} }</annotation>
  </semantics>
</math>
</file>

<file path=Object 69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row>
                    <mi>x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i>k</mi>
          <msub>
            <mo stretchy="false">⋅</mo>
            <mi>p</mi>
          </msub>
          <msub>
            <mi>F</mi>
            <mi>q</mi>
          </msub>
        </mrow>
      </mrow>
      <mrow>
        <mo fence="true" stretchy="false">(</mo>
        <mrow>
          <mrow>
            <mtext>{</mtext>
            <mrow>
              <mn>1</mn>
              <mo stretchy="false">+</mo>
              <mi>x</mi>
            </mrow>
            <mi>,</mi>
            <mrow>
              <mn>1</mn>
              <mo stretchy="false">−</mo>
              <mi>k</mi>
            </mrow>
            <mtext>}</mtext>
            <mi>,</mi>
            <mtext>{</mtext>
            <mn>2</mn>
            <mtext>}</mtext>
            <mi>,</mi>
            <mn>1</mn>
          </mrow>
        </mrow>
        <mo fence="true" stretchy="false">)</mo>
      </mrow>
    </mrow>
    <annotation encoding="StarMath 5.0">( binom{x-1}{k-1} ) = ( -1 )^{ k+1 } cdot k cdot _p F_q( "{"1+x, 1-k"}","{"2"}",1 )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>
                <mi>p</mi>
                <mn>1</mn>
              </msub>
              <mo stretchy="false">⋅</mo>
              <msub>
                <mi>p</mi>
                <mn>2</mn>
              </msub>
            </mrow>
          </mrow>
          <mo fence="true" stretchy="false">)</mo>
        </mrow>
        <mo stretchy="false">=</mo>
        <mrow>
          <mfrac>
            <mi>z</mi>
            <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_1 cdot p_2 ) = z over { (2-z)(1-z) } cdot {{ sin( %pi z) } over %pi}</annotation>
  </semantics>
</math>
</file>

<file path=Object 70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row>
              <mrow>
                <msubsup>
                  <mi>p</mi>
                  <mn>1</mn>
                  <msub>
                    <mi>a</mi>
                    <mn>1</mn>
                  </msub>
                </msubsup>
                <mo stretchy="false">⋅</mo>
                <msubsup>
                  <mi>p</mi>
                  <mn>2</mn>
                  <msub>
                    <mi>a</mi>
                    <mn>2</mn>
                  </msub>
                </msubsup>
                <mo stretchy="false">⋅</mo>
                <mn>...</mn>
              </mrow>
              <msubsup>
                <mi>p</mi>
                <mi>t</mi>
                <msub>
                  <mi>a</mi>
                  <mi>t</mi>
                </msub>
              </msubsup>
            </mrow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i>k</mi>
          <msub>
            <mo stretchy="false">⋅</mo>
            <mi>p</mi>
          </msub>
          <msub>
            <mi>F</mi>
            <mi>q</mi>
          </msub>
        </mrow>
      </mrow>
      <mrow>
        <mo fence="true" stretchy="false">(</mo>
        <mrow>
          <mrow>
            <mtext>{</mtext>
            <mrow>
              <mn>1</mn>
              <mo stretchy="false">+</mo>
              <msub>
                <mi>a</mi>
                <mn>1,</mn>
              </msub>
            </mrow>
            <mrow>
              <mn>1</mn>
              <mo stretchy="false">+</mo>
              <msub>
                <mi>a</mi>
                <mn>2,</mn>
              </msub>
            </mrow>
            <mrow>
              <mn>...1</mn>
              <mo stretchy="false">+</mo>
              <msub>
                <mi>a</mi>
                <mi>t</mi>
              </msub>
            </mrow>
            <mi>,</mi>
            <mrow>
              <mn>1</mn>
              <mo stretchy="false">−</mo>
              <mi>k</mi>
            </mrow>
            <mtext>}</mtext>
            <mi>,</mi>
            <mtext>{</mtext>
            <mn>1</mn>
            <mtext>(t-1 times)</mtext>
            <mi>,</mi>
            <mn>2</mn>
            <mtext>}</mtext>
            <mi>,</mi>
            <mn>1</mn>
          </mrow>
        </mrow>
        <mo fence="true" stretchy="false">)</mo>
      </mrow>
    </mrow>
    <annotation encoding="StarMath 5.0">d_k'(p_1^{a_1} cdot p_2^{a_2} cdot ... p_t^{a_t}) = ( -1 )^{ k+1 } cdot k cdot _p F_q( "{"1+a_1, 1+a_2, ...1+a_t, 1-k"}","{"1"(t-1 times)",2"}",1 )</annotation>
  </semantics>
</math>
</file>

<file path=Object 71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row>
                    <mi>x</mi>
                    <mo stretchy="false">−</mo>
                    <mn>1</mn>
                  </mrow>
                </mtd>
              </mtr>
              <mtr>
                <mtd>
                  <mrow>
                    <mi>k</mi>
                    <mo stretchy="false">−</mo>
                    <mn>1</mn>
                  </mrow>
                </mtd>
              </mtr>
            </mtable>
          </mrow>
          <mo fence="true" stretchy="false">)</mo>
        </mrow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k</mi>
              <mo stretchy="false">+</mo>
              <mn>1</mn>
            </mrow>
          </msup>
          <mo stretchy="false">⋅</mo>
          <mi>k</mi>
          <msub>
            <mo stretchy="false">⋅</mo>
            <mn>2</mn>
          </msub>
          <msub>
            <mi>F</mi>
            <mn>1</mn>
          </msub>
        </mrow>
      </mrow>
      <mrow>
        <mo fence="true" stretchy="false">(</mo>
        <mrow>
          <mrow>
            <mrow>
              <mn>1</mn>
              <mo stretchy="false">+</mo>
              <mi>x</mi>
            </mrow>
            <mi>,</mi>
            <mrow>
              <mn>1</mn>
              <mo stretchy="false">−</mo>
              <mi>k</mi>
            </mrow>
            <mi>;</mi>
            <mn>2,1</mn>
          </mrow>
        </mrow>
        <mo fence="true" stretchy="false">)</mo>
      </mrow>
    </mrow>
    <annotation encoding="StarMath 5.0">( binom{x-1}{k-1} ) = ( -1 )^{ k+1 } cdot k cdot _2 F_1( 1+x, 1-k;2,1 )</annotation>
  </semantics>
</math>
</file>

<file path=Object 72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>
              <mo stretchy="false">∑</mo>
              <mrow>
                <mrow>
                  <msup>
                    <mn>2</mn>
                    <msub>
                      <mi>a</mi>
                      <mn>1</mn>
                    </msub>
                  </msup>
                  <mo stretchy="false">⋅</mo>
                  <msup>
                    <mn>3</mn>
                    <msub>
                      <mi>a</mi>
                      <mn>2</mn>
                    </msub>
                  </msup>
                  <mo stretchy="false">⋅</mo>
                  <mn>...</mn>
                </mrow>
                <mo stretchy="false">≤</mo>
                <mi>x</mi>
              </mrow>
            </munder>
            <mrow>
              <munderover>
                <mo stretchy="false">∑</mo>
                <mrow>
                  <mi>j</mi>
                  <mo stretchy="false">=</mo>
                  <mn>0</mn>
                </mrow>
                <mi>k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row>
        <munder>
          <mo stretchy="false">∏</mo>
          <mi>a</mi>
        </munder>
        <mfrac>
          <msup>
            <mi>j</mi>
            <mrow>
              <mo fence="true" stretchy="false">(</mo>
              <mrow>
                <mi>a</mi>
              </mrow>
              <mo fence="true" stretchy="false">)</mo>
            </mrow>
          </msup>
          <mrow>
            <mi>a</mi>
            <mi>!</mi>
          </mrow>
        </mfrac>
      </mrow>
    </mrow>
    <annotation encoding="StarMath 5.0">D_k'(x) = sum from { 2^{a_1} cdot 3^{a_2} cdot ... &lt;= x }

sum from j = 0 to k ( -1 )^{ k-j } cdot (binom{k}{j}) prod from a { {j^(a)}over{a!} }</annotation>
  </semantics>
</math>
</file>

<file path=Object 73/content.xml><?xml version="1.0" encoding="utf-8"?>
<math xmlns="http://www.w3.org/1998/Math/MathML" display="block">
  <semantics>
    <mrow>
      <mrow>
        <mrow>
          <mo fence="true" stretchy="false">(</mo>
          <mrow>
            <mtable>
              <mtr>
                <mtd>
                  <mi>x</mi>
                </mtd>
              </mtr>
              <mtr>
                <mtd>
                  <mi>k</mi>
                </mtd>
              </mtr>
            </mtable>
          </mrow>
          <mo fence="true" stretchy="false">)</mo>
        </mrow>
        <mo stretchy="false">=</mo>
        <mrow>
          <mrow>
            <munder>
              <mo stretchy="false">∑</mo>
              <mrow>
                <mi>a</mi>
                <mo stretchy="false">≤</mo>
                <mi>x</mi>
              </mrow>
            </munder>
            <mrow>
              <munderover>
                <mo stretchy="false">∑</mo>
                <mrow>
                  <mi>j</mi>
                  <mo stretchy="false">=</mo>
                  <mn>0</mn>
                </mrow>
                <mi>k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frac>
        <msup>
          <mi>j</mi>
          <mrow>
            <mo fence="true" stretchy="false">(</mo>
            <mrow>
              <mi>a</mi>
            </mrow>
            <mo fence="true" stretchy="false">)</mo>
          </mrow>
        </msup>
        <mrow>
          <mi>a</mi>
          <mi>!</mi>
        </mrow>
      </mfrac>
    </mrow>
    <annotation encoding="StarMath 5.0">(binom {x}{k}) = sum from a &lt;= x

sum from j = 0 to k ( -1 )^{ k-j } cdot (binom{k}{j}) { {j^(a)}over{a!} }</annotation>
  </semantics>
</math>
</file>

<file path=Object 74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row>
        <munder>
          <mo stretchy="false">∑</mo>
          <mrow>
            <mrow>
              <msup>
                <mn>2</mn>
                <msub>
                  <mi>a</mi>
                  <mn>1</mn>
                </msub>
              </msup>
              <mo stretchy="false">⋅</mo>
              <msup>
                <mn>3</mn>
                <msub>
                  <mi>a</mi>
                  <mn>2</mn>
                </msub>
              </msup>
              <mo stretchy="false">⋅</mo>
              <mn>...</mn>
            </mrow>
            <mo stretchy="false">≤</mo>
            <mi>x</mi>
          </mrow>
        </munder>
        <mrow>
          <munder>
            <mo stretchy="false">∏</mo>
            <mi>a</mi>
          </munder>
          <mfrac>
            <msup>
              <mi>j</mi>
              <mrow>
                <mo fence="true" stretchy="false">(</mo>
                <mrow>
                  <mi>a</mi>
                </mrow>
                <mo fence="true" stretchy="false">)</mo>
              </mrow>
            </msup>
            <mrow>
              <mi>a</mi>
              <mi>!</mi>
            </mrow>
          </mfrac>
        </mrow>
      </mrow>
    </mrow>
    <annotation encoding="StarMath 5.0">D_k'(x) = 

sum from j = 0 to k ( -1 )^{ k-j } cdot (binom{k}{j}) sum from { 2^{a_1} cdot 3^{a_2} cdot ... &lt;= x } prod from a { {j^(a)}over{a!} }</annotation>
  </semantics>
</math>
</file>

<file path=Object 75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>
              <mo stretchy="false">∑</mo>
              <mrow>
                <mi>a</mi>
                <mo stretchy="false">≤</mo>
                <mi>x</mi>
              </mrow>
            </munder>
            <mrow>
              <munderover>
                <mo stretchy="false">∑</mo>
                <mrow>
                  <mi>j</mi>
                  <mo stretchy="false">=</mo>
                  <mn>0</mn>
                </mrow>
                <mi>k</mi>
              </munderover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i>k</mi>
                  <mo stretchy="false">−</mo>
                  <mi>j</mi>
                </mrow>
              </msup>
            </mrow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row>
        <munder>
          <mo stretchy="false">∏</mo>
          <mrow>
            <msup>
              <mi>p</mi>
              <mi mathvariant="normal">α</mi>
            </msup>
            <mo stretchy="false">∣</mo>
            <mi>a</mi>
          </mrow>
        </munder>
        <mfrac>
          <msup>
            <mi>j</mi>
            <mrow>
              <mo fence="true" stretchy="false">(</mo>
              <mrow>
                <mi mathvariant="normal">α</mi>
              </mrow>
              <mo fence="true" stretchy="false">)</mo>
            </mrow>
          </msup>
          <mrow>
            <mi mathvariant="normal">α</mi>
            <mi>!</mi>
          </mrow>
        </mfrac>
      </mrow>
    </mrow>
    <annotation encoding="StarMath 5.0">D_k'(x) = sum from { a &lt;= x }

sum from j = 0 to k ( -1 )^{ k-j } cdot (binom{k}{j}) prod from {p^%alpha divides a} { {j^(%alpha)}over{%alpha!} }</annotation>
  </semantics>
</math>
</file>

<file path=Object 76/content.xml><?xml version="1.0" encoding="utf-8"?>
<math xmlns="http://www.w3.org/1998/Math/MathML" display="block">
  <semantics>
    <mrow>
      <msub>
        <mi>d</mi>
        <mi>k</mi>
      </msub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0</mn>
              </mrow>
              <mi>k</mi>
            </munderover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k</mi>
                <mo stretchy="false">−</mo>
                <mi>j</mi>
              </mrow>
            </msup>
          </mrow>
          <mo stretchy="false">⋅</mo>
          <mrow>
            <mo fence="true" stretchy="false">(</mo>
            <mrow>
              <mtable>
                <mtr>
                  <mtd>
                    <mi>k</mi>
                  </mtd>
                </mtr>
                <mtr>
                  <mtd>
                    <mi>j</mi>
                  </mtd>
                </mtr>
              </mtable>
            </mrow>
            <mo fence="true" stretchy="false">)</mo>
          </mrow>
        </mrow>
      </mrow>
      <mrow>
        <munder>
          <mo stretchy="false">∏</mo>
          <mrow>
            <msup>
              <mi>p</mi>
              <mi>a</mi>
            </msup>
            <mo stretchy="false">∣</mo>
            <mi>x</mi>
          </mrow>
        </munder>
        <mfrac>
          <mrow>
            <mrow>
              <mo fence="true" stretchy="false">(</mo>
              <mrow>
                <mrow>
                  <mi>a</mi>
                  <mo stretchy="false">+</mo>
                  <mi>j</mi>
                  <mo stretchy="false">−</mo>
                  <mn>1</mn>
                </mrow>
              </mrow>
              <mo fence="true" stretchy="false">)</mo>
            </mrow>
            <mi>!</mi>
          </mrow>
          <mrow>
            <mi>a</mi>
            <mi>!</mi>
            <mrow>
              <mo fence="true" stretchy="false">(</mo>
              <mrow>
                <mrow>
                  <mi>j</mi>
                  <mo stretchy="false">−</mo>
                  <mn>1</mn>
                </mrow>
              </mrow>
              <mo fence="true" stretchy="false">)</mo>
            </mrow>
            <mi>!</mi>
          </mrow>
        </mfrac>
      </mrow>
    </mrow>
    <annotation encoding="StarMath 5.0">d_k'(x) = 

sum from j = 0 to k ( -1 )^{ k-j } cdot (binom{k}{j}) prod from p^a divides x { {(a+j-1)!}over{a!(j-1)!} }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sup>
                <mi>p</mi>
                <mn>1</mn>
                <mn>2</mn>
              </msubsup>
              <mo stretchy="false">⋅</mo>
              <msub>
                <mi>p</mi>
                <mn>2</mn>
              </msub>
            </mrow>
          </mrow>
          <mo fence="true" stretchy="false">)</mo>
        </mrow>
        <mo stretchy="false">=</mo>
        <mrow>
          <mfrac>
            <mrow>
              <mn>2</mn>
              <mi>z</mi>
            </mrow>
            <mrow>
              <mrow>
                <mo fence="true" stretchy="false">(</mo>
                <mrow>
                  <mrow>
                    <mn>3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_1^2 cdot p_2 ) = {2 z} over { (3-z)(2-z)(1-z) } cdot {{ sin( %pi z) } over %pi}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subsup>
                <mi>p</mi>
                <mn>1</mn>
                <mn>3</mn>
              </msubsup>
              <mo stretchy="false">⋅</mo>
              <msub>
                <mi>p</mi>
                <mn>2</mn>
              </msub>
            </mrow>
          </mrow>
          <mo fence="true" stretchy="false">)</mo>
        </mrow>
        <mo stretchy="false">=</mo>
        <mrow>
          <mfrac>
            <mrow>
              <mn>6</mn>
              <mi>z</mi>
            </mrow>
            <mrow>
              <mrow>
                <mo fence="true" stretchy="false">(</mo>
                <mrow>
                  <mrow>
                    <mn>4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3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o stretchy="false">−</mo>
                    <mi>z</mi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1</mn>
                    <mo stretchy="false">−</mo>
                    <mi>z</mi>
                  </mrow>
                </mrow>
                <mo fence="true" stretchy="false">)</mo>
              </mrow>
            </mrow>
          </mfrac>
          <mo stretchy="false">⋅</mo>
          <mfrac>
            <mrow>
              <mi>sin</mi>
              <mrow>
                <mo fence="true" stretchy="false">(</mo>
                <mrow>
                  <mrow>
                    <mi mathvariant="normal">π</mi>
                    <mi>z</mi>
                  </mrow>
                </mrow>
                <mo fence="true" stretchy="false">)</mo>
              </mrow>
            </mrow>
            <mi mathvariant="normal">π</mi>
          </mfrac>
        </mrow>
      </mrow>
    </mrow>
    <annotation encoding="StarMath 5.0">f( p_1^3 cdot p_2 ) = {6 z} over { (4-z)(3-z)(2-z)(1-z) } cdot {{ sin( %pi z) } over %pi}</annotation>
  </semantics>
</math>
</file>